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68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64.26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86.04mm"/>
    </style:style>
    <style:style style:name="co14" style:family="table-column">
      <style:table-column-properties fo:break-before="auto" style:column-width="43.83mm"/>
    </style:style>
    <style:style style:name="co15" style:family="table-column">
      <style:table-column-properties fo:break-before="auto" style:column-width="47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/>
    <style:style style:name="ce4" style:family="table-cell" style:parent-style-name="Default" style:data-style-name="N114"/>
    <style:style style:name="ce5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lete-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default-cell-style-name="ce3"/>
        <table:table-row table:style-name="ro1">
          <table:table-cell table:style-name="ce1" table:formula="of:=['Inventor-export'.B1]" office:value-type="string" office:string-value="Part Number" calcext:value-type="string">
            <text:p>Part Number</text:p>
          </table:table-cell>
          <table:table-cell table:style-name="ce1" table:formula="of:=['Inventor-export'.D1]" office:value-type="string" office:string-value="BOM Structure" calcext:value-type="string">
            <text:p>BOM Structure</text:p>
          </table:table-cell>
          <table:table-cell table:style-name="ce1" table:formula="of:=['Inventor-export'.E1]" office:value-type="string" office:string-value="Unit QTY" calcext:value-type="string">
            <text:p>Unit QTY</text:p>
          </table:table-cell>
          <table:table-cell table:style-name="ce1" table:formula="of:=['Inventor-export'.F1]" office:value-type="string" office:string-value="QTY" calcext:value-type="string">
            <text:p>QTY</text:p>
          </table:table-cell>
          <table:table-cell table:style-name="ce1" table:formula="of:=['Inventor-export'.G1]" office:value-type="string" office:string-value="Stock Number" calcext:value-type="string">
            <text:p>Stock Number</text:p>
          </table:table-cell>
          <table:table-cell table:style-name="ce1" table:formula="of:=['Inventor-export'.H1]" office:value-type="string" office:string-value="Description" calcext:value-type="string">
            <text:p>Description</text:p>
          </table:table-cell>
          <table:table-cell table:style-name="ce1" office:value-type="string" calcext:value-type="string">
            <text:p>mm²</text:p>
          </table:table-cell>
          <table:table-cell table:style-name="ce1" office:value-type="string" calcext:value-type="string">
            <text:p>Artikel-Nr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Shoplink</text:p>
          </table:table-cell>
          <table:table-cell table:style-name="ce1" office:value-type="string" calcext:value-type="string">
            <text:p>Gebindegröße</text:p>
          </table:table-cell>
          <table:table-cell table:style-name="ce1" office:value-type="string" calcext:value-type="string">
            <text:p>Gebindepreis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bindemenge</text:p>
          </table:table-cell>
          <table:table-cell table:style-name="ce1" office:value-type="string" calcext:value-type="string">
            <text:p>Gesamtpreis</text:p>
          </table:table-cell>
          <table:table-cell table:style-name="ce1" office:value-type="string" calcext:value-type="string">
            <text:p>Überschuss</text:p>
          </table:table-cell>
          <table:table-cell table:style-name="ce1" office:value-type="string" calcext:value-type="string">
            <text:p>Preis Überschuss</text:p>
          </table:table-cell>
        </table:table-row>
        <table:table-row table:style-name="ro1">
          <table:table-cell table:formula="of:=['manual-bom'.B18]" office:value-type="string" office:string-value="5pol Kabel" calcext:value-type="string">
            <text:p>5pol Kabel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8]" office:value-type="float" office:value="1" calcext:value-type="float">
            <text:p>1</text:p>
          </table:table-cell>
          <table:table-cell/>
          <table:table-cell table:formula="of:=['manual-bom'.C18]" office:value-type="string" office:string-value="Drucksensorkabel" calcext:value-type="string">
            <text:p>Drucksensorkabel</text:p>
          </table:table-cell>
          <table:table-cell table:number-columns-repeated="2"/>
          <table:table-cell table:formula="of:=['manual-bom'.M18]" office:value-type="float" office:value="0" calcext:value-type="float">
            <text:p>0</text:p>
          </table:table-cell>
          <table:table-cell table:formula="of:=['manual-bom'.N18]" office:value-type="float" office:value="0" calcext:value-type="float">
            <text:p>0</text:p>
          </table:table-cell>
          <table:table-cell/>
          <table:table-cell table:formula="of:=['manual-bom'.K18]" office:value-type="float" office:value="0" calcext:value-type="float">
            <text:p>0</text:p>
          </table:table-cell>
          <table:table-cell table:formula="of:=[.L2]/[.K2]" office:value-type="string" office:string-value="" calcext:value-type="error">
            <text:p>#DIV/0!</text:p>
          </table:table-cell>
          <table:table-cell table:formula="of:=IF(INT([.D2]/[.K2])=0;1;INT([.D2]/[.K2]))" office:value-type="string" office:string-value="" calcext:value-type="error">
            <text:p>#DIV/0!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ame as drucksensor kabel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20]" office:value-type="float" office:value="1" calcext:value-type="float">
            <text:p>1</text:p>
          </table:table-cell>
          <table:table-cell/>
          <table:table-cell table:formula="of:=['manual-bom'.C20]" office:value-type="string" office:string-value="Endschalterkabel" calcext:value-type="string">
            <text:p>Endschalterkabel</text:p>
          </table:table-cell>
          <table:table-cell table:number-columns-repeated="2"/>
          <table:table-cell table:formula="of:=['manual-bom'.M20]" office:value-type="float" office:value="0" calcext:value-type="float">
            <text:p>0</text:p>
          </table:table-cell>
          <table:table-cell table:formula="of:=['manual-bom'.N20]" office:value-type="float" office:value="0" calcext:value-type="float">
            <text:p>0</text:p>
          </table:table-cell>
          <table:table-cell table:formula="of:=['manual-bom'.J20]" office:value-type="float" office:value="0" calcext:value-type="float">
            <text:p>0</text:p>
          </table:table-cell>
          <table:table-cell table:formula="of:=['manual-bom'.K20]" office:value-type="float" office:value="0" calcext:value-type="float">
            <text:p>0</text:p>
          </table:table-cell>
          <table:table-cell table:formula="of:=[.L3]/[.K3]" office:value-type="string" office:string-value="" calcext:value-type="error">
            <text:p>#DIV/0!</text:p>
          </table:table-cell>
          <table:table-cell table:formula="of:=IF(INT([.D3]/[.K3])=0;1;INT([.D3]/[.K3]))" office:value-type="string" office:string-value="" calcext:value-type="error">
            <text:p>#DIV/0!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'manual-bom'.B23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23]" office:value-type="float" office:value="1" calcext:value-type="float">
            <text:p>1</text:p>
          </table:table-cell>
          <table:table-cell/>
          <table:table-cell table:formula="of:=['manual-bom'.C23]" office:value-type="string" office:string-value="Beleuchtungskabel" calcext:value-type="string">
            <text:p>Beleuchtungskabel</text:p>
          </table:table-cell>
          <table:table-cell table:number-columns-repeated="2"/>
          <table:table-cell table:formula="of:=['manual-bom'.M23]" office:value-type="float" office:value="0" calcext:value-type="float">
            <text:p>0</text:p>
          </table:table-cell>
          <table:table-cell table:formula="of:=['manual-bom'.N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manual-bom'.K23]" office:value-type="float" office:value="0" calcext:value-type="float">
            <text:p>0</text:p>
          </table:table-cell>
          <table:table-cell table:formula="of:=[.L4]/[.K4]" office:value-type="currency" office:currency="EUR" office:value="0" calcext:value-type="currency">
            <text:p>0,0000 €</text:p>
          </table:table-cell>
          <table:table-cell table:formula="of:=IF(INT([.D4]/[.K4])=0;1;INT([.D4]/[.K4]))" office:value-type="float" office:value="1" calcext:value-type="float">
            <text:p>1</text:p>
          </table:table-cell>
          <table:table-cell table:formula="of:=[.N4]*[.L4]" office:value-type="currency" office:currency="EUR" office:value="0" calcext:value-type="currency">
            <text:p>0,00 €</text:p>
          </table:table-cell>
          <table:table-cell/>
          <table:table-cell table:style-name="Default"/>
        </table:table-row>
        <table:table-row table:style-name="ro1">
          <table:table-cell table:formula="of:=['manual-bom'.B24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'manual-bom'.C24]" office:value-type="string" office:string-value="Gummifedern" calcext:value-type="string">
            <text:p>Gummifedern</text:p>
          </table:table-cell>
          <table:table-cell table:number-columns-repeated="2"/>
          <table:table-cell table:formula="of:=['manual-bom'.M24]" office:value-type="float" office:value="0" calcext:value-type="float">
            <text:p>0</text:p>
          </table:table-cell>
          <table:table-cell table:formula="of:=['manual-bom'.N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manual-bom'.K24]" office:value-type="float" office:value="0" calcext:value-type="float">
            <text:p>0</text:p>
          </table:table-cell>
          <table:table-cell table:formula="of:=[.L5]/[.K5]" office:value-type="currency" office:currency="EUR" office:value="0" calcext:value-type="currency">
            <text:p>0,0000 €</text:p>
          </table:table-cell>
          <table:table-cell table:formula="of:=IF(INT([.D5]/[.K5])=0;1;INT([.D5]/[.K5]))" office:value-type="float" office:value="1" calcext:value-type="float">
            <text:p>1</text:p>
          </table:table-cell>
          <table:table-cell table:formula="of:=[.N5]*[.L5]" office:value-type="currency" office:currency="EUR" office:value="0" calcext:value-type="currency">
            <text:p>0,00 €</text:p>
          </table:table-cell>
          <table:table-cell/>
          <table:table-cell table:style-name="Default"/>
        </table:table-row>
        <table:table-row table:style-name="ro1">
          <table:table-cell table:formula="of:=['manual-bom'.B25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'manual-bom'.C25]" office:value-type="string" office:string-value="Saugschlauch" calcext:value-type="string">
            <text:p>Saugschlauch</text:p>
          </table:table-cell>
          <table:table-cell table:number-columns-repeated="2"/>
          <table:table-cell table:formula="of:=['manual-bom'.M25]" office:value-type="float" office:value="0" calcext:value-type="float">
            <text:p>0</text:p>
          </table:table-cell>
          <table:table-cell table:formula="of:=['manual-bom'.N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manual-bom'.K25]" office:value-type="float" office:value="0" calcext:value-type="float">
            <text:p>0</text:p>
          </table:table-cell>
          <table:table-cell table:formula="of:=[.L6]/[.K6]" office:value-type="currency" office:currency="EUR" office:value="0" calcext:value-type="currency">
            <text:p>0,0000 €</text:p>
          </table:table-cell>
          <table:table-cell table:formula="of:=IF(INT([.D6]/[.K6])=0;1;INT([.D6]/[.K6]))" office:value-type="float" office:value="1" calcext:value-type="float">
            <text:p>1</text:p>
          </table:table-cell>
          <table:table-cell table:formula="of:=[.N6]*[.L6]" office:value-type="currency" office:currency="EUR" office:value="0" calcext:value-type="currency">
            <text:p>0,00 €</text:p>
          </table:table-cell>
          <table:table-cell/>
          <table:table-cell table:style-name="Default"/>
        </table:table-row>
        <table:table-row table:style-name="ro1">
          <table:table-cell table:formula="of:=['manual-bom'.B26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'manual-bom'.C26]" office:value-type="string" office:string-value="Blasschlauch" calcext:value-type="string">
            <text:p>Blasschlauch</text:p>
          </table:table-cell>
          <table:table-cell table:number-columns-repeated="2"/>
          <table:table-cell table:formula="of:=['manual-bom'.M26]" office:value-type="float" office:value="0" calcext:value-type="float">
            <text:p>0</text:p>
          </table:table-cell>
          <table:table-cell table:formula="of:=['manual-bom'.N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manual-bom'.K26]" office:value-type="float" office:value="0" calcext:value-type="float">
            <text:p>0</text:p>
          </table:table-cell>
          <table:table-cell table:formula="of:=[.L7]/[.K7]" office:value-type="currency" office:currency="EUR" office:value="0" calcext:value-type="currency">
            <text:p>0,0000 €</text:p>
          </table:table-cell>
          <table:table-cell table:formula="of:=IF(INT([.D7]/[.K7])=0;1;INT([.D7]/[.K7]))" office:value-type="float" office:value="1" calcext:value-type="float">
            <text:p>1</text:p>
          </table:table-cell>
          <table:table-cell table:formula="of:=[.N7]*[.L7]" office:value-type="currency" office:currency="EUR" office:value="0" calcext:value-type="currency">
            <text:p>0,00 €</text:p>
          </table:table-cell>
          <table:table-cell/>
          <table:table-cell table:style-name="Default"/>
        </table:table-row>
        <table:table-row table:style-name="ro1">
          <table:table-cell table:formula="of:=['manual-bom'.B27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'manual-bom'.C27]" office:value-type="string" office:string-value="Blasdüse" calcext:value-type="string">
            <text:p>Blasdüse</text:p>
          </table:table-cell>
          <table:table-cell table:number-columns-repeated="2"/>
          <table:table-cell table:formula="of:=['manual-bom'.M27]" office:value-type="float" office:value="0" calcext:value-type="float">
            <text:p>0</text:p>
          </table:table-cell>
          <table:table-cell table:formula="of:=['manual-bom'.N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'manual-bom'.K27]" office:value-type="float" office:value="0" calcext:value-type="float">
            <text:p>0</text:p>
          </table:table-cell>
          <table:table-cell table:formula="of:=[.L8]/[.K8]" office:value-type="currency" office:currency="EUR" office:value="0" calcext:value-type="currency">
            <text:p>0,0000 €</text:p>
          </table:table-cell>
          <table:table-cell table:formula="of:=IF(INT([.D8]/[.K8])=0;1;INT([.D8]/[.K8]))" office:value-type="float" office:value="1" calcext:value-type="float">
            <text:p>1</text:p>
          </table:table-cell>
          <table:table-cell table:formula="of:=[.N8]*[.L8]" office:value-type="currency" office:currency="EUR" office:value="0" calcext:value-type="currency">
            <text:p>0,00 €</text:p>
          </table:table-cell>
          <table:table-cell/>
          <table:table-cell table:style-name="Default"/>
        </table:table-row>
        <table:table-row table:style-name="ro1">
          <table:table-cell table:formula="of:=['Inventor-export'.B7]" office:value-type="string" office:string-value="idlershaft-mount-3dp" calcext:value-type="string">
            <text:p>idlershaft-mount-3dp</text:p>
          </table:table-cell>
          <table:table-cell table:formula="of:=['Inventor-export'.D7]" office:value-type="string" office:string-value="Normal" calcext:value-type="string">
            <text:p>Normal</text:p>
          </table:table-cell>
          <table:table-cell table:formula="of:=['Inventor-export'.E7]" office:value-type="float" office:value="1" calcext:value-type="float">
            <text:p>1</text:p>
          </table:table-cell>
          <table:table-cell table:formula="of:=['Inventor-export'.F7]" office:value-type="float" office:value="1" calcext:value-type="float">
            <text:p>1</text:p>
          </table:table-cell>
          <table:table-cell table:formula="of:=['Inventor-export'.G7]" office:value-type="float" office:value="0" calcext:value-type="float">
            <text:p>0</text:p>
          </table:table-cell>
          <table:table-cell table:formula="of:=['Inventor-export'.H7]" office:value-type="string" office:string-value="LQ-3DP, FDM, 0,3mm Layerheight" calcext:value-type="string">
            <text:p>LQ-3DP, FDM, 0,3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4"/>
          <table:table-cell table:formula="of:=IF([.P9]*[.M9]=0;&quot; &quot;;[.P9]*[.M9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11]" office:value-type="string" office:string-value="pulley" calcext:value-type="string">
            <text:p>pulley</text:p>
          </table:table-cell>
          <table:table-cell table:formula="of:=['Inventor-export'.D11]" office:value-type="string" office:string-value="Normal" calcext:value-type="string">
            <text:p>Normal</text:p>
          </table:table-cell>
          <table:table-cell table:formula="of:=['Inventor-export'.E11]" office:value-type="float" office:value="1" calcext:value-type="float">
            <text:p>1</text:p>
          </table:table-cell>
          <table:table-cell table:formula="of:=['Inventor-export'.F11]" office:value-type="float" office:value="2" calcext:value-type="float">
            <text:p>2</text:p>
          </table:table-cell>
          <table:table-cell table:formula="of:=['Inventor-export'.G11]" office:value-type="float" office:value="0" calcext:value-type="float">
            <text:p>0</text:p>
          </table:table-cell>
          <table:table-cell table:formula="of:=['Inventor-export'.H11]" office:value-type="string" office:string-value="LQ-3DP, FDM, 0,2mm Layerheight" calcext:value-type="string">
            <text:p>LQ-3DP, FDM, 0,2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/>
          <table:table-cell table:formula="of:=IF([.P10]*[.M10]=0;&quot; &quot;;[.P10]*[.M10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24]" office:value-type="string" office:string-value="LINEAR-BEARING-HOLDER-3DP" calcext:value-type="string">
            <text:p>LINEAR-BEARING-HOLDER-3DP</text:p>
          </table:table-cell>
          <table:table-cell table:formula="of:=['Inventor-export'.D24]" office:value-type="string" office:string-value="Normal" calcext:value-type="string">
            <text:p>Normal</text:p>
          </table:table-cell>
          <table:table-cell table:formula="of:=['Inventor-export'.E24]" office:value-type="float" office:value="1" calcext:value-type="float">
            <text:p>1</text:p>
          </table:table-cell>
          <table:table-cell table:formula="of:=['Inventor-export'.F24]" office:value-type="float" office:value="8" calcext:value-type="float">
            <text:p>8</text:p>
          </table:table-cell>
          <table:table-cell table:formula="of:=['Inventor-export'.G24]" office:value-type="float" office:value="0" calcext:value-type="float">
            <text:p>0</text:p>
          </table:table-cell>
          <table:table-cell table:formula="of:=['Inventor-export'.H24]" office:value-type="string" office:string-value="LQ-3DP, FDM, 0,3mm Layerheight" calcext:value-type="string">
            <text:p>LQ-3DP, FDM, 0,3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4"/>
          <table:table-cell table:formula="of:=IF([.P11]*[.M11]=0;&quot; &quot;;[.P11]*[.M11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29]" office:value-type="string" office:string-value="BELT-LOCK-3DP" calcext:value-type="string">
            <text:p>BELT-LOCK-3DP</text:p>
          </table:table-cell>
          <table:table-cell table:formula="of:=['Inventor-export'.D29]" office:value-type="string" office:string-value="Normal" calcext:value-type="string">
            <text:p>Normal</text:p>
          </table:table-cell>
          <table:table-cell table:formula="of:=['Inventor-export'.E29]" office:value-type="float" office:value="1" calcext:value-type="float">
            <text:p>1</text:p>
          </table:table-cell>
          <table:table-cell table:formula="of:=['Inventor-export'.F29]" office:value-type="float" office:value="1" calcext:value-type="float">
            <text:p>1</text:p>
          </table:table-cell>
          <table:table-cell table:formula="of:=['Inventor-export'.G29]" office:value-type="float" office:value="0" calcext:value-type="float">
            <text:p>0</text:p>
          </table:table-cell>
          <table:table-cell table:formula="of:=['Inventor-export'.H29]" office:value-type="string" office:string-value="LQ-3DP, FDM, 0,2mm Layerheight" calcext:value-type="string">
            <text:p>LQ-3DP, FDM, 0,2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4"/>
          <table:table-cell table:formula="of:=IF([.P12]*[.M12]=0;&quot; &quot;;[.P12]*[.M12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9]" office:value-type="string" office:string-value="glas-separator" calcext:value-type="string">
            <text:p>glas-separator</text:p>
          </table:table-cell>
          <table:table-cell table:formula="of:=['Inventor-export'.D49]" office:value-type="string" office:string-value="Normal" calcext:value-type="string">
            <text:p>Normal</text:p>
          </table:table-cell>
          <table:table-cell table:formula="of:=['Inventor-export'.E49]" office:value-type="float" office:value="1" calcext:value-type="float">
            <text:p>1</text:p>
          </table:table-cell>
          <table:table-cell table:formula="of:=['Inventor-export'.F49]" office:value-type="float" office:value="2" calcext:value-type="float">
            <text:p>2</text:p>
          </table:table-cell>
          <table:table-cell table:formula="of:=['Inventor-export'.G49]" office:value-type="float" office:value="0" calcext:value-type="float">
            <text:p>0</text:p>
          </table:table-cell>
          <table:table-cell table:formula="of:=['Inventor-export'.H49]" office:value-type="string" office:string-value="HQ-3DP with SLA" calcext:value-type="string">
            <text:p>HQ-3DP with SLA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4"/>
          <table:table-cell table:formula="of:=IF([.P13]*[.M13]=0;&quot; &quot;;[.P13]*[.M13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4]" office:value-type="string" office:string-value="TOP-GLAS-HOLDDOWN-3DP" calcext:value-type="string">
            <text:p>TOP-GLAS-HOLDDOWN-3DP</text:p>
          </table:table-cell>
          <table:table-cell table:formula="of:=['Inventor-export'.D54]" office:value-type="string" office:string-value="Normal" calcext:value-type="string">
            <text:p>Normal</text:p>
          </table:table-cell>
          <table:table-cell table:formula="of:=['Inventor-export'.E54]" office:value-type="float" office:value="1" calcext:value-type="float">
            <text:p>1</text:p>
          </table:table-cell>
          <table:table-cell table:formula="of:=['Inventor-export'.F54]" office:value-type="float" office:value="4" calcext:value-type="float">
            <text:p>4</text:p>
          </table:table-cell>
          <table:table-cell table:formula="of:=['Inventor-export'.G54]" office:value-type="float" office:value="0" calcext:value-type="float">
            <text:p>0</text:p>
          </table:table-cell>
          <table:table-cell table:formula="of:=['Inventor-export'.H54]" office:value-type="string" office:string-value="LQ-3DP, FDM, 0,3mm Layerheight" calcext:value-type="string">
            <text:p>LQ-3DP, FDM, 0,3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4"/>
          <table:table-cell table:formula="of:=IF([.P14]*[.M14]=0;&quot; &quot;;[.P14]*[.M14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7]" office:value-type="string" office:string-value="SHROUD-3DP" calcext:value-type="string">
            <text:p>SHROUD-3DP</text:p>
          </table:table-cell>
          <table:table-cell table:formula="of:=['Inventor-export'.D57]" office:value-type="string" office:string-value="Normal" calcext:value-type="string">
            <text:p>Normal</text:p>
          </table:table-cell>
          <table:table-cell table:formula="of:=['Inventor-export'.E57]" office:value-type="float" office:value="1" calcext:value-type="float">
            <text:p>1</text:p>
          </table:table-cell>
          <table:table-cell table:formula="of:=['Inventor-export'.F57]" office:value-type="float" office:value="1" calcext:value-type="float">
            <text:p>1</text:p>
          </table:table-cell>
          <table:table-cell table:formula="of:=['Inventor-export'.G57]" office:value-type="float" office:value="0" calcext:value-type="float">
            <text:p>0</text:p>
          </table:table-cell>
          <table:table-cell table:formula="of:=['Inventor-export'.H57]" office:value-type="string" office:string-value="LQ-3DP, FDM, 0,2mm Layerheight" calcext:value-type="string">
            <text:p>LQ-3DP, FDM, 0,2mm Layerheight</text:p>
          </table:table-cell>
          <table:table-cell table:number-columns-repeated="2"/>
          <table:table-cell office:value-type="string" calcext:value-type="string">
            <text:p>3DP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formula="of:=['Inventor-export'.B8]" office:value-type="string" office:string-value="DIN 625 T1 - 608 - 8 x 22 x 7" calcext:value-type="string">
            <text:p>DIN 625 T1 - 608 - 8 x 22 x 7</text:p>
          </table:table-cell>
          <table:table-cell table:formula="of:=['Inventor-export'.D8]" office:value-type="string" office:string-value="Purchased" calcext:value-type="string">
            <text:p>Purchased</text:p>
          </table:table-cell>
          <table:table-cell table:formula="of:=['Inventor-export'.E8]" office:value-type="float" office:value="1" calcext:value-type="float">
            <text:p>1</text:p>
          </table:table-cell>
          <table:table-cell table:formula="of:=['Inventor-export'.F8]" office:value-type="float" office:value="4" calcext:value-type="float">
            <text:p>4</text:p>
          </table:table-cell>
          <table:table-cell table:formula="of:=['Inventor-export'.G8]" office:value-type="float" office:value="0" calcext:value-type="float">
            <text:p>0</text:p>
          </table:table-cell>
          <table:table-cell table:formula="of:=['Inventor-export'.H8]" office:value-type="string" office:string-value="Deep Groove Ball Bearing" calcext:value-type="string">
            <text:p>Deep Groove Ball Bearing</text:p>
          </table:table-cell>
          <table:table-cell/>
          <table:table-cell office:value-type="string" calcext:value-type="string">
            <text:p>B00EPNN62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TRIXES-reibungsfreie-Kugellager-Skateboard-Roller/dp/B00WXDAUQG/ref=sr_1_1?ie=UTF8&amp;qid=1489938451&amp;sr=8-1&amp;keywords=B00EPNN62M&amp;th=1</text:p>
          </table:table-cell>
          <table:table-cell office:value-type="float" office:value="8" calcext:value-type="float">
            <text:p>8</text:p>
          </table:table-cell>
          <table:table-cell table:style-name="ce3" office:value-type="currency" office:currency="EUR" office:value="7.99" calcext:value-type="currency">
            <text:p>7,99 €</text:p>
          </table:table-cell>
          <table:table-cell table:formula="of:=[.L16]/[.K16]" office:value-type="currency" office:currency="EUR" office:value="0.99875" calcext:value-type="currency">
            <text:p>0,9988 €</text:p>
          </table:table-cell>
          <table:table-cell table:formula="of:=IF(INT([.D16]/[.K16])=0;1;INT([.D16]/[.K16]))" office:value-type="float" office:value="1" calcext:value-type="float">
            <text:p>1</text:p>
          </table:table-cell>
          <table:table-cell table:formula="of:=[.N16]*[.L16]" office:value-type="currency" office:currency="EUR" office:value="7.99" calcext:value-type="currency">
            <text:p>7,99 €</text:p>
          </table:table-cell>
          <table:table-cell table:formula="of:=([.N16]*[.K16])-[.D16]" office:value-type="float" office:value="4" calcext:value-type="float">
            <text:p>4</text:p>
          </table:table-cell>
          <table:table-cell table:formula="of:=IF([.P16]*[.M16]=0;&quot; &quot;;[.P16]*[.M16])" office:value-type="currency" office:currency="EUR" office:value="3.995" calcext:value-type="currency">
            <text:p>4,00 €</text:p>
          </table:table-cell>
        </table:table-row>
        <table:table-row table:style-name="ro1">
          <table:table-cell table:formula="of:=['Inventor-export'.B25]" office:value-type="string" office:string-value="LM8UU 8mm Linear Bearing" calcext:value-type="string">
            <text:p>LM8UU 8mm Linear Bearing</text:p>
          </table:table-cell>
          <table:table-cell table:formula="of:=['Inventor-export'.D25]" office:value-type="string" office:string-value="Normal" calcext:value-type="string">
            <text:p>Normal</text:p>
          </table:table-cell>
          <table:table-cell table:formula="of:=['Inventor-export'.E25]" office:value-type="float" office:value="1" calcext:value-type="float">
            <text:p>1</text:p>
          </table:table-cell>
          <table:table-cell table:formula="of:=['Inventor-export'.F25]" office:value-type="float" office:value="8" calcext:value-type="float">
            <text:p>8</text:p>
          </table:table-cell>
          <table:table-cell table:formula="of:=['Inventor-export'.G25]" office:value-type="float" office:value="0" calcext:value-type="float">
            <text:p>0</text:p>
          </table:table-cell>
          <table:table-cell table:formula="of:=['Inventor-export'.H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https://www.amazon.de/Tenflyer-Packung-Linear-Motion-Buchse/dp/B00SAHCVNE/ref=sr_1_2?ie=UTF8&amp;qid=1489938535&amp;sr=8-2&amp;keywords=LM8UU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5.89" calcext:value-type="currency">
            <text:p>5,89 €</text:p>
          </table:table-cell>
          <table:table-cell table:formula="of:=[.L17]/[.K17]" office:value-type="currency" office:currency="EUR" office:value="0.589" calcext:value-type="currency">
            <text:p>0,5890 €</text:p>
          </table:table-cell>
          <table:table-cell table:formula="of:=IF(INT([.D17]/[.K17])=0;1;INT([.D17]/[.K17]))" office:value-type="float" office:value="1" calcext:value-type="float">
            <text:p>1</text:p>
          </table:table-cell>
          <table:table-cell table:formula="of:=[.N17]*[.L17]" office:value-type="currency" office:currency="EUR" office:value="5.89" calcext:value-type="currency">
            <text:p>5,89 €</text:p>
          </table:table-cell>
          <table:table-cell table:formula="of:=([.N17]*[.K17])-[.D17]" office:value-type="float" office:value="2" calcext:value-type="float">
            <text:p>2</text:p>
          </table:table-cell>
          <table:table-cell table:formula="of:=IF([.P17]*[.M17]=0;&quot; &quot;;[.P17]*[.M17])" office:value-type="currency" office:currency="EUR" office:value="1.178" calcext:value-type="currency">
            <text:p>1,18 €</text:p>
          </table:table-cell>
        </table:table-row>
        <table:table-row table:style-name="ro1">
          <table:table-cell table:formula="of:=['manual-bom'.B22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'manual-bom'.C22]" office:value-type="string" office:string-value="Lampe" calcext:value-type="string">
            <text:p>Lampe</text:p>
          </table:table-cell>
          <table:table-cell table:number-columns-repeated="2"/>
          <table:table-cell table:formula="of:=['manual-bom'.M22]" office:value-type="string" office:string-value="Amazon" calcext:value-type="string">
            <text:p>Amazon</text:p>
          </table:table-cell>
          <table:table-cell table:formula="of:=['manual-bom'.N22]" office:value-type="string" office:string-value="https://www.amazon.de/Superhell-Scheinwerfer-Wasserdicht-Baustrahler-6000-6500K/dp/B01MEHFIYQ/" calcext:value-type="string">
            <text:p>https://www.amazon.de/Superhell-Scheinwerfer-Wasserdicht-Baustrahler-6000-6500K/dp/B01MEHFIYQ/</text:p>
          </table:table-cell>
          <table:table-cell table:formula="of:=['manual-bom'.J22]" office:value-type="float" office:value="1" calcext:value-type="float">
            <text:p>1</text:p>
          </table:table-cell>
          <table:table-cell table:formula="of:=['manual-bom'.K22]" office:value-type="float" office:value="28.99" calcext:value-type="float">
            <text:p>28,99</text:p>
          </table:table-cell>
          <table:table-cell table:formula="of:=[.L18]/[.K18]" office:value-type="currency" office:currency="EUR" office:value="28.99" calcext:value-type="currency">
            <text:p>28,9900 €</text:p>
          </table:table-cell>
          <table:table-cell table:formula="of:=IF(INT([.D18]/[.K18])=0;1;INT([.D18]/[.K18]))" office:value-type="float" office:value="1" calcext:value-type="float">
            <text:p>1</text:p>
          </table:table-cell>
          <table:table-cell table:formula="of:=[.N18]*[.L18]" office:value-type="currency" office:currency="EUR" office:value="28.99" calcext:value-type="currency">
            <text:p>28,99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Intex Luftpumpe Quick Fill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ftpumpe/Sauger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https://www.amazon.de/Intex-Luftpumpe-Quick-Fill-schwarz/dp/B000QEIZJ8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,7</text:p>
          </table:table-cell>
          <table:table-cell table:formula="of:=[.L19]/[.K19]" office:value-type="currency" office:currency="EUR" office:value="14.7" calcext:value-type="currency">
            <text:p>14,7000 €</text:p>
          </table:table-cell>
          <table:table-cell table:formula="of:=IF(INT([.D19]/[.K19])=0;1;INT([.D19]/[.K19]))" office:value-type="float" office:value="2" calcext:value-type="float">
            <text:p>2</text:p>
          </table:table-cell>
          <table:table-cell table:formula="of:=[.N19]*[.L19]" office:value-type="currency" office:currency="EUR" office:value="29.4" calcext:value-type="currency">
            <text:p>29,40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DP-Filame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lament für 3DP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https://www.amazon.de/05bqfil026-PLA-Spule-Drucker-Kohlschwarz/dp/B00NG69PKG/</text:p>
          </table:table-cell>
          <table:table-cell office:value-type="float" office:value="1" calcext:value-type="float">
            <text:p>1</text:p>
          </table:table-cell>
          <table:table-cell office:value-type="float" office:value="23.06" calcext:value-type="float">
            <text:p>23,06</text:p>
          </table:table-cell>
          <table:table-cell table:formula="of:=[.L20]/[.K20]" office:value-type="currency" office:currency="EUR" office:value="23.06" calcext:value-type="currency">
            <text:p>23,0600 €</text:p>
          </table:table-cell>
          <table:table-cell table:formula="of:=IF(INT([.D20]/[.K20])=0;1;INT([.D20]/[.K20]))" office:value-type="float" office:value="2" calcext:value-type="float">
            <text:p>2</text:p>
          </table:table-cell>
          <table:table-cell table:formula="of:=[.N20]*[.L20]" office:value-type="currency" office:currency="EUR" office:value="46.12" calcext:value-type="currency">
            <text:p>46,12 €</text:p>
          </table:table-cell>
          <table:table-cell/>
          <table:table-cell table:style-name="Default"/>
        </table:table-row>
        <table:table-row table:style-name="ro1">
          <table:table-cell table:formula="of:=['Inventor-export'.B48]" office:value-type="string" office:string-value="antiglare-glas" calcext:value-type="string">
            <text:p>antiglare-glas</text:p>
          </table:table-cell>
          <table:table-cell table:formula="of:=['Inventor-export'.D48]" office:value-type="string" office:string-value="Normal" calcext:value-type="string">
            <text:p>Normal</text:p>
          </table:table-cell>
          <table:table-cell table:formula="of:=['Inventor-export'.E48]" office:value-type="float" office:value="1" calcext:value-type="float">
            <text:p>1</text:p>
          </table:table-cell>
          <table:table-cell table:formula="of:=['Inventor-export'.F48]" office:value-type="float" office:value="2" calcext:value-type="float">
            <text:p>2</text:p>
          </table:table-cell>
          <table:table-cell table:formula="of:=['Inventor-export'.G48]" office:value-type="float" office:value="0" calcext:value-type="float">
            <text:p>0</text:p>
          </table:table-cell>
          <table:table-cell table:formula="of:=['Inventor-export'.H48]" office:value-type="string" office:string-value="3mm AntiglareGlas 314x243mm" calcext:value-type="string">
            <text:p>3mm AntiglareGlas 314x243mm</text:p>
          </table:table-cell>
          <table:table-cell table:formula="of:=314*243" office:value-type="float" office:value="76302" calcext:value-type="float">
            <text:p>76302</text:p>
          </table:table-cell>
          <table:table-cell/>
          <table:table-cell office:value-type="string" calcext:value-type="string">
            <text:p>berlinerbildergalerie.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currency" office:currency="EUR" office:value="37.32" calcext:value-type="currency">
            <text:p>37,32 €</text:p>
          </table:table-cell>
          <table:table-cell table:formula="of:=[.L21]/[.K21]" office:value-type="currency" office:currency="EUR" office:value="37.32" calcext:value-type="currency">
            <text:p>37,3200 €</text:p>
          </table:table-cell>
          <table:table-cell table:formula="of:=IF(INT([.D21]/[.K21])=0;1;INT([.D21]/[.K21]))" office:value-type="float" office:value="2" calcext:value-type="float">
            <text:p>2</text:p>
          </table:table-cell>
          <table:table-cell table:formula="of:=[.N21]*[.L21]" office:value-type="currency" office:currency="EUR" office:value="74.64" calcext:value-type="currency">
            <text:p>74,64 €</text:p>
          </table:table-cell>
          <table:table-cell/>
          <table:table-cell table:formula="of:=IF([.P21]*[.M21]=0;&quot; &quot;;[.P21]*[.M21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3]" office:value-type="string" office:string-value="SUCTIONBOX-TOP-GLAS" calcext:value-type="string">
            <text:p>SUCTIONBOX-TOP-GLAS</text:p>
          </table:table-cell>
          <table:table-cell table:formula="of:=['Inventor-export'.D53]" office:value-type="string" office:string-value="Normal" calcext:value-type="string">
            <text:p>Normal</text:p>
          </table:table-cell>
          <table:table-cell table:formula="of:=['Inventor-export'.E53]" office:value-type="float" office:value="1" calcext:value-type="float">
            <text:p>1</text:p>
          </table:table-cell>
          <table:table-cell table:formula="of:=['Inventor-export'.F53]" office:value-type="float" office:value="1" calcext:value-type="float">
            <text:p>1</text:p>
          </table:table-cell>
          <table:table-cell table:formula="of:=['Inventor-export'.G53]" office:value-type="float" office:value="0" calcext:value-type="float">
            <text:p>0</text:p>
          </table:table-cell>
          <table:table-cell table:formula="of:=['Inventor-export'.H53]" office:value-type="string" office:string-value="4mm AntiglareGlas 234x330mm" calcext:value-type="string">
            <text:p>4mm AntiglareGlas 234x330mm</text:p>
          </table:table-cell>
          <table:table-cell table:number-columns-repeated="2"/>
          <table:table-cell office:value-type="string" calcext:value-type="string">
            <text:p>berlinerbildergalerie.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currency" office:currency="EUR" office:value="37.77" calcext:value-type="currency">
            <text:p>37,7700 €</text:p>
          </table:table-cell>
          <table:table-cell table:formula="of:=[.L22]/[.K22]" office:value-type="currency" office:currency="EUR" office:value="37.77" calcext:value-type="currency">
            <text:p>37,7700 €</text:p>
          </table:table-cell>
          <table:table-cell table:formula="of:=IF(INT([.D22]/[.K22])=0;1;INT([.D22]/[.K22]))" office:value-type="float" office:value="1" calcext:value-type="float">
            <text:p>1</text:p>
          </table:table-cell>
          <table:table-cell table:formula="of:=[.N22]*[.L22]" office:value-type="currency" office:currency="EUR" office:value="37.77" calcext:value-type="currency">
            <text:p>37,77 €</text:p>
          </table:table-cell>
          <table:table-cell/>
          <table:table-cell table:formula="of:=IF([.P22]*[.L22]=0;&quot; &quot;;[.P22]*[.L22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10]" office:value-type="string" office:string-value="ISO 1035/1 - 8 - 78" calcext:value-type="string">
            <text:p>ISO 1035/1 - 8 - 78</text:p>
          </table:table-cell>
          <table:table-cell table:formula="of:=['Inventor-export'.D10]" office:value-type="string" office:string-value="Purchased" calcext:value-type="string">
            <text:p>Purchased</text:p>
          </table:table-cell>
          <table:table-cell table:formula="of:=['Inventor-export'.E10]" office:value-type="string" office:string-value="78,000 mm" calcext:value-type="string">
            <text:p>78,000 mm</text:p>
          </table:table-cell>
          <table:table-cell table:formula="of:=['Inventor-export'.F10]" office:value-type="string" office:string-value="78,000 mm" calcext:value-type="string">
            <text:p>78,000 mm</text:p>
          </table:table-cell>
          <table:table-cell table:formula="of:=['Inventor-export'.G10]" office:value-type="float" office:value="8" calcext:value-type="float">
            <text:p>8</text:p>
          </table:table-cell>
          <table:table-cell table:formula="of:=['Inventor-export'.H10]" office:value-type="string" office:string-value="Hot-rolled steel bars - Part 1: round bars" calcext:value-type="string">
            <text:p>Hot-rolled steel bars - Part 1: round bars</text:p>
          </table:table-cell>
          <table:table-cell/>
          <table:table-cell office:value-type="string" calcext:value-type="string">
            <text:p>LIN08</text:p>
          </table:table-cell>
          <table:table-cell office:value-type="string" calcext:value-type="string">
            <text:p>cncshop.at</text:p>
          </table:table-cell>
          <table:table-cell office:value-type="string" calcext:value-type="string">
            <text:p>http://www.cncshop.at/index.php?a=13360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2.79" calcext:value-type="currency">
            <text:p>2,79 €</text:p>
          </table:table-cell>
          <table:table-cell table:formula="of:=[.L23]/[.K23]" office:value-type="currency" office:currency="EUR" office:value="2.79" calcext:value-type="currency">
            <text:p>2,7900 €</text:p>
          </table:table-cell>
          <table:table-cell office:value-type="float" office:value="1" calcext:value-type="float">
            <text:p>1</text:p>
          </table:table-cell>
          <table:table-cell table:formula="of:=[.N23]*[.L23]" office:value-type="currency" office:currency="EUR" office:value="2.79" calcext:value-type="currency">
            <text:p>2,79 €</text:p>
          </table:table-cell>
          <table:table-cell office:value-type="float" office:value="0" calcext:value-type="float">
            <text:p>0</text:p>
          </table:table-cell>
          <table:table-cell table:formula="of:=IF([.P23]*[.M23]=0;&quot; &quot;;[.P23]*[.M23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3]" office:value-type="string" office:string-value="ISO 1035/1 - 8 - 645" calcext:value-type="string">
            <text:p>ISO 1035/1 - 8 - 645</text:p>
          </table:table-cell>
          <table:table-cell table:formula="of:=['Inventor-export'.D33]" office:value-type="string" office:string-value="Normal" calcext:value-type="string">
            <text:p>Normal</text:p>
          </table:table-cell>
          <table:table-cell table:formula="of:=['Inventor-export'.E33]" office:value-type="string" office:string-value="645,000 mm" calcext:value-type="string">
            <text:p>645,000 mm</text:p>
          </table:table-cell>
          <table:table-cell table:formula="of:=['Inventor-export'.F33]" office:value-type="string" office:string-value="1290,000 mm" calcext:value-type="string">
            <text:p>1290,000 mm</text:p>
          </table:table-cell>
          <table:table-cell table:formula="of:=['Inventor-export'.G33]" office:value-type="float" office:value="8" calcext:value-type="float">
            <text:p>8</text:p>
          </table:table-cell>
          <table:table-cell table:formula="of:=['Inventor-export'.H33]" office:value-type="string" office:string-value="Hot-rolled steel bars - Part 1: round bars" calcext:value-type="string">
            <text:p>Hot-rolled steel bars - Part 1: round bars</text:p>
          </table:table-cell>
          <table:table-cell/>
          <table:table-cell office:value-type="string" calcext:value-type="string">
            <text:p>LIN08</text:p>
          </table:table-cell>
          <table:table-cell office:value-type="string" calcext:value-type="string">
            <text:p>cncshop.at</text:p>
          </table:table-cell>
          <table:table-cell office:value-type="string" calcext:value-type="string">
            <text:p>http://www.cncshop.at/index.php?a=13360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0.07" calcext:value-type="currency">
            <text:p>10,07 €</text:p>
          </table:table-cell>
          <table:table-cell table:formula="of:=[.L24]/[.K24]" office:value-type="currency" office:currency="EUR" office:value="10.07" calcext:value-type="currency">
            <text:p>10,0700 €</text:p>
          </table:table-cell>
          <table:table-cell office:value-type="float" office:value="2" calcext:value-type="float">
            <text:p>2</text:p>
          </table:table-cell>
          <table:table-cell table:formula="of:=[.N24]*[.L24]" office:value-type="currency" office:currency="EUR" office:value="20.14" calcext:value-type="currency">
            <text:p>20,14 €</text:p>
          </table:table-cell>
          <table:table-cell office:value-type="float" office:value="0" calcext:value-type="float">
            <text:p>0</text:p>
          </table:table-cell>
          <table:table-cell table:formula="of:=IF([.P24]*[.M24]=0;&quot; &quot;;[.P24]*[.M24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60]" office:value-type="string" office:string-value="ISO 1035/1 - 8 - 540" calcext:value-type="string">
            <text:p>ISO 1035/1 - 8 - 540</text:p>
          </table:table-cell>
          <table:table-cell table:formula="of:=['Inventor-export'.D60]" office:value-type="string" office:string-value="Normal" calcext:value-type="string">
            <text:p>Normal</text:p>
          </table:table-cell>
          <table:table-cell table:formula="of:=['Inventor-export'.E60]" office:value-type="string" office:string-value="540,000 mm" calcext:value-type="string">
            <text:p>540,000 mm</text:p>
          </table:table-cell>
          <table:table-cell table:formula="of:=['Inventor-export'.F60]" office:value-type="string" office:string-value="1080,000 mm" calcext:value-type="string">
            <text:p>1080,000 mm</text:p>
          </table:table-cell>
          <table:table-cell table:formula="of:=['Inventor-export'.G60]" office:value-type="float" office:value="8" calcext:value-type="float">
            <text:p>8</text:p>
          </table:table-cell>
          <table:table-cell table:formula="of:=['Inventor-export'.H60]" office:value-type="string" office:string-value="Hot-rolled steel bars - Part 1: round bars" calcext:value-type="string">
            <text:p>Hot-rolled steel bars - Part 1: round bars</text:p>
          </table:table-cell>
          <table:table-cell/>
          <table:table-cell office:value-type="string" calcext:value-type="string">
            <text:p>LIN08</text:p>
          </table:table-cell>
          <table:table-cell office:value-type="string" calcext:value-type="string">
            <text:p>cncshop.at</text:p>
          </table:table-cell>
          <table:table-cell office:value-type="string" calcext:value-type="string">
            <text:p>http://www.cncshop.at/index.php?a=13360</text:p>
          </table:table-cell>
          <table:table-cell office:value-type="float" office:value="1" calcext:value-type="float">
            <text:p>1</text:p>
          </table:table-cell>
          <table:table-cell office:value-type="float" office:value="8.37" calcext:value-type="float">
            <text:p>8,37</text:p>
          </table:table-cell>
          <table:table-cell table:formula="of:=[.L25]/[.K25]" office:value-type="currency" office:currency="EUR" office:value="8.37" calcext:value-type="currency">
            <text:p>8,3700 €</text:p>
          </table:table-cell>
          <table:table-cell office:value-type="float" office:value="2" calcext:value-type="float">
            <text:p>2</text:p>
          </table:table-cell>
          <table:table-cell table:formula="of:=[.N25]*[.L25]" office:value-type="currency" office:currency="EUR" office:value="16.74" calcext:value-type="currency">
            <text:p>16,74 €</text:p>
          </table:table-cell>
          <table:table-cell table:formula="of:=([.N25]*[.K25])-[.D25]" office:value-type="string" office:string-value="" calcext:value-type="error">
            <text:p>#VALUE!</text:p>
          </table:table-cell>
          <table:table-cell table:formula="of:=IF([.P25]*[.M25]=0;&quot; &quot;;[.P25]*[.M25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ee3CAM_CU130_CHL_TC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9]" office:value-type="float" office:value="2" calcext:value-type="float">
            <text:p>2</text:p>
          </table:table-cell>
          <table:table-cell/>
          <table:table-cell table:formula="of:=['manual-bom'.C9]" office:value-type="string" office:string-value="Kamera" calcext:value-type="string">
            <text:p>Kamera</text:p>
          </table:table-cell>
          <table:table-cell table:number-columns-repeated="2"/>
          <table:table-cell table:formula="of:=['manual-bom'.M9]" office:value-type="string" office:string-value="eCon" calcext:value-type="string">
            <text:p>eCon</text:p>
          </table:table-cell>
          <table:table-cell office:value-type="string" calcext:value-type="string">
            <text:p>https://www.e-consystems.com/UltraHD-USB-Kamera-de.asp</text:p>
          </table:table-cell>
          <table:table-cell table:formula="of:=['manual-bom'.J9]" office:value-type="float" office:value="1" calcext:value-type="float">
            <text:p>1</text:p>
          </table:table-cell>
          <table:table-cell table:formula="of:=['manual-bom'.K9]" office:value-type="float" office:value="349" calcext:value-type="float">
            <text:p>349</text:p>
          </table:table-cell>
          <table:table-cell table:formula="of:=[.L26]/[.K26]" office:value-type="currency" office:currency="EUR" office:value="349" calcext:value-type="currency">
            <text:p>349,0000 €</text:p>
          </table:table-cell>
          <table:table-cell table:formula="of:=IF(INT([.D26]/[.K26])=0;1;INT([.D26]/[.K26]))" office:value-type="float" office:value="2" calcext:value-type="float">
            <text:p>2</text:p>
          </table:table-cell>
          <table:table-cell table:formula="of:=[.N26]*[.L26]" office:value-type="currency" office:currency="EUR" office:value="698" calcext:value-type="currency">
            <text:p>698,00 €</text:p>
          </table:table-cell>
          <table:table-cell/>
          <table:table-cell table:style-name="Default"/>
        </table:table-row>
        <table:table-row table:style-name="ro1">
          <table:table-cell table:formula="of:=['Inventor-export'.B3]" office:value-type="string" office:string-value="M1173041- NEMA 17" calcext:value-type="string">
            <text:p>M1173041- NEMA 17</text:p>
          </table:table-cell>
          <table:table-cell table:formula="of:=['Inventor-export'.D3]" office:value-type="string" office:string-value="Normal" calcext:value-type="string">
            <text:p>Normal</text:p>
          </table:table-cell>
          <table:table-cell table:formula="of:=['Inventor-export'.E3]" office:value-type="float" office:value="1" calcext:value-type="float">
            <text:p>1</text:p>
          </table:table-cell>
          <table:table-cell table:formula="of:=['Inventor-export'.F3]" office:value-type="float" office:value="1" calcext:value-type="float">
            <text:p>1</text:p>
          </table:table-cell>
          <table:table-cell table:formula="of:=['Inventor-export'.G3]" office:value-type="float" office:value="0" calcext:value-type="float">
            <text:p>0</text:p>
          </table:table-cell>
          <table:table-cell table:formula="of:=['Inventor-export'.H3]" office:value-type="float" office:value="0" calcext:value-type="float">
            <text:p>0</text:p>
          </table:table-cell>
          <table:table-cell/>
          <table:table-cell office:value-type="string" calcext:value-type="string">
            <text:p>EXP-R15-245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stepper-motor-nema-17-200-steps-rev-12v-350ma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,5</text:p>
          </table:table-cell>
          <table:table-cell table:formula="of:=[.L27]/[.K27]" office:value-type="currency" office:currency="EUR" office:value="14.5" calcext:value-type="currency">
            <text:p>14,5000 €</text:p>
          </table:table-cell>
          <table:table-cell table:formula="of:=IF(INT([.D27]/[.K27])=0;1;INT([.D27]/[.K27]))" office:value-type="float" office:value="1" calcext:value-type="float">
            <text:p>1</text:p>
          </table:table-cell>
          <table:table-cell table:formula="of:=[.N27]*[.L27]" office:value-type="currency" office:currency="EUR" office:value="14.5" calcext:value-type="currency">
            <text:p>14,50 €</text:p>
          </table:table-cell>
          <table:table-cell/>
          <table:table-cell table:formula="of:=IF([.P27]*[.M27]=0;&quot; &quot;;[.P27]*[.M27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]" office:value-type="string" office:string-value="stepper_bracket" calcext:value-type="string">
            <text:p>stepper_bracket</text:p>
          </table:table-cell>
          <table:table-cell table:formula="of:=['Inventor-export'.D4]" office:value-type="string" office:string-value="Normal" calcext:value-type="string">
            <text:p>Normal</text:p>
          </table:table-cell>
          <table:table-cell table:formula="of:=['Inventor-export'.E4]" office:value-type="float" office:value="1" calcext:value-type="float">
            <text:p>1</text:p>
          </table:table-cell>
          <table:table-cell table:formula="of:=['Inventor-export'.F4]" office:value-type="float" office:value="1" calcext:value-type="float">
            <text:p>1</text:p>
          </table:table-cell>
          <table:table-cell table:formula="of:=['Inventor-export'.G4]" office:value-type="float" office:value="0" calcext:value-type="float">
            <text:p>0</text:p>
          </table:table-cell>
          <table:table-cell table:formula="of:=['Inventor-export'.H4]" office:value-type="float" office:value="0" calcext:value-type="float">
            <text:p>0</text:p>
          </table:table-cell>
          <table:table-cell/>
          <table:table-cell office:value-type="string" calcext:value-type="string">
            <text:p>EXP-R25-385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pololu-stamped-aluminum-l-bracket-for-nema-17-stepper-motors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,76</text:p>
          </table:table-cell>
          <table:table-cell table:formula="of:=[.L28]/[.K28]" office:value-type="currency" office:currency="EUR" office:value="3.76" calcext:value-type="currency">
            <text:p>3,7600 €</text:p>
          </table:table-cell>
          <table:table-cell table:formula="of:=IF(INT([.D28]/[.K28])=0;1;INT([.D28]/[.K28]))" office:value-type="float" office:value="1" calcext:value-type="float">
            <text:p>1</text:p>
          </table:table-cell>
          <table:table-cell table:formula="of:=[.N28]*[.L28]" office:value-type="currency" office:currency="EUR" office:value="3.76" calcext:value-type="currency">
            <text:p>3,76 €</text:p>
          </table:table-cell>
          <table:table-cell/>
          <table:table-cell table:formula="of:=IF([.P28]*[.M28]=0;&quot; &quot;;[.P28]*[.M28])" office:value-type="string" office:string-value=" " calcext:value-type="string">
            <text:p><text:s/></text:p>
          </table:table-cell>
        </table:table-row>
        <table:table-row table:style-name="ro2">
          <table:table-cell table:formula="of:=['manual-bom'.B10]" office:value-type="string" office:string-value="Arduino Uno Rev3" calcext:value-type="string">
            <text:p>Arduino Uno Rev3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0]" office:value-type="float" office:value="1" calcext:value-type="float">
            <text:p>1</text:p>
          </table:table-cell>
          <table:table-cell/>
          <table:table-cell table:formula="of:=['manual-bom'.C10]" office:value-type="string" office:string-value="Arduino" calcext:value-type="string">
            <text:p>Arduino</text:p>
          </table:table-cell>
          <table:table-cell/>
          <table:table-cell table:style-name="ce2" office:value-type="string" calcext:value-type="string">
            <text:p><text:s/>EXP-R08-002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arduino-uno-r3</text:p>
          </table:table-cell>
          <table:table-cell table:formula="of:=['manual-bom'.J10]" office:value-type="float" office:value="1" calcext:value-type="float">
            <text:p>1</text:p>
          </table:table-cell>
          <table:table-cell office:value-type="float" office:value="20.8" calcext:value-type="float">
            <text:p>20,8</text:p>
          </table:table-cell>
          <table:table-cell table:formula="of:=[.L29]/[.K29]" office:value-type="currency" office:currency="EUR" office:value="20.8" calcext:value-type="currency">
            <text:p>20,8000 €</text:p>
          </table:table-cell>
          <table:table-cell table:formula="of:=IF(INT([.D29]/[.K29])=0;1;INT([.D29]/[.K29]))" office:value-type="float" office:value="1" calcext:value-type="float">
            <text:p>1</text:p>
          </table:table-cell>
          <table:table-cell table:formula="of:=[.N29]*[.L29]" office:value-type="currency" office:currency="EUR" office:value="20.8" calcext:value-type="currency">
            <text:p>20,80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ugged Metal On/Off Switch with Green LED Ring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4]" office:value-type="float" office:value="1" calcext:value-type="float">
            <text:p>1</text:p>
          </table:table-cell>
          <table:table-cell/>
          <table:table-cell table:formula="of:=['manual-bom'.C14]" office:value-type="string" office:string-value="Powerbutton" calcext:value-type="string">
            <text:p>Powerbutton</text:p>
          </table:table-cell>
          <table:table-cell/>
          <table:table-cell office:value-type="string" calcext:value-type="string">
            <text:p>EXP-R15-100</text:p>
          </table:table-cell>
          <table:table-cell table:formula="of:=['manual-bom'.M14]" office:value-type="string" office:string-value="EXP-Tech" calcext:value-type="string">
            <text:p>EXP-Tech</text:p>
          </table:table-cell>
          <table:table-cell table:formula="of:=['manual-bom'.N14]" office:value-type="string" office:string-value="http://www.exp-tech.de/waterproof-metal-on-off-switch-with-green-led-ring-16mm-green-on-off" calcext:value-type="string">
            <text:p>http://www.exp-tech.de/waterproof-metal-on-off-switch-with-green-led-ring-16mm-green-on-off</text:p>
          </table:table-cell>
          <table:table-cell table:formula="of:=['manual-bom'.J14]" office:value-type="float" office:value="1" calcext:value-type="float">
            <text:p>1</text:p>
          </table:table-cell>
          <table:table-cell table:formula="of:=['manual-bom'.K14]" office:value-type="float" office:value="5.55" calcext:value-type="float">
            <text:p>5,55</text:p>
          </table:table-cell>
          <table:table-cell table:formula="of:=[.L30]/[.K30]" office:value-type="currency" office:currency="EUR" office:value="5.55" calcext:value-type="currency">
            <text:p>5,5500 €</text:p>
          </table:table-cell>
          <table:table-cell table:formula="of:=IF(INT([.D30]/[.K30])=0;1;INT([.D30]/[.K30]))" office:value-type="float" office:value="1" calcext:value-type="float">
            <text:p>1</text:p>
          </table:table-cell>
          <table:table-cell table:formula="of:=[.N30]*[.L30]" office:value-type="currency" office:currency="EUR" office:value="5.55" calcext:value-type="currency">
            <text:p>5,55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rduino Motor Shield Rev3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5]" office:value-type="float" office:value="1" calcext:value-type="float">
            <text:p>1</text:p>
          </table:table-cell>
          <table:table-cell/>
          <table:table-cell table:formula="of:=['manual-bom'.C15]" office:value-type="string" office:string-value="Schrittmotortreiber" calcext:value-type="string">
            <text:p>Schrittmotortreiber</text:p>
          </table:table-cell>
          <table:table-cell/>
          <table:table-cell table:style-name="ce2" office:value-type="string" calcext:value-type="string">
            <text:p>EXP-R08-019</text:p>
          </table:table-cell>
          <table:table-cell table:formula="of:=['manual-bom'.M15]" office:value-type="string" office:string-value="EXP-Tech" calcext:value-type="string">
            <text:p>EXP-Tech</text:p>
          </table:table-cell>
          <table:table-cell office:value-type="string" calcext:value-type="string">
            <text:p>http://www.exp-tech.de/en/arduino-motor-shield-rev3?___from_store=de</text:p>
          </table:table-cell>
          <table:table-cell table:formula="of:=['manual-bom'.J15]" office:value-type="float" office:value="1" calcext:value-type="float">
            <text:p>1</text:p>
          </table:table-cell>
          <table:table-cell office:value-type="float" office:value="23.8" calcext:value-type="float">
            <text:p>23,8</text:p>
          </table:table-cell>
          <table:table-cell table:formula="of:=[.L31]/[.K31]" office:value-type="currency" office:currency="EUR" office:value="23.8" calcext:value-type="currency">
            <text:p>23,8000 €</text:p>
          </table:table-cell>
          <table:table-cell table:formula="of:=IF(INT([.D31]/[.K31])=0;1;INT([.D31]/[.K31]))" office:value-type="float" office:value="1" calcext:value-type="float">
            <text:p>1</text:p>
          </table:table-cell>
          <table:table-cell table:formula="of:=[.N31]*[.L31]" office:value-type="currency" office:currency="EUR" office:value="23.8" calcext:value-type="currency">
            <text:p>23,80 €</text:p>
          </table:table-cell>
          <table:table-cell/>
          <table:table-cell table:style-name="Default"/>
        </table:table-row>
        <table:table-row table:style-name="ro1">
          <table:table-cell table:formula="of:=['manual-bom'.B17]" office:value-type="string" office:string-value="BMP183 SPI" calcext:value-type="string">
            <text:p>BMP183 SPI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7]" office:value-type="float" office:value="1" calcext:value-type="float">
            <text:p>1</text:p>
          </table:table-cell>
          <table:table-cell/>
          <table:table-cell table:formula="of:=['manual-bom'.C17]" office:value-type="string" office:string-value="Drucksensor" calcext:value-type="string">
            <text:p>Drucksensor</text:p>
          </table:table-cell>
          <table:table-cell/>
          <table:table-cell office:value-type="string" calcext:value-type="string">
            <text:p>EXP-R05-630</text:p>
          </table:table-cell>
          <table:table-cell table:formula="of:=['manual-bom'.M17]" office:value-type="string" office:string-value="EXP-Tech" calcext:value-type="string">
            <text:p>EXP-Tech</text:p>
          </table:table-cell>
          <table:table-cell table:formula="of:=['manual-bom'.N17]" office:value-type="string" office:string-value="http://www.exp-tech.de/sparkfun-barometric-pressure-sensor-bmp180-breakout-barometer-drucksensor" calcext:value-type="string">
            <text:p>http://www.exp-tech.de/sparkfun-barometric-pressure-sensor-bmp180-breakout-barometer-drucksensor</text:p>
          </table:table-cell>
          <table:table-cell table:formula="of:=['manual-bom'.J17]" office:value-type="float" office:value="1" calcext:value-type="float">
            <text:p>1</text:p>
          </table:table-cell>
          <table:table-cell office:value-type="float" office:value="11.25" calcext:value-type="float">
            <text:p>11,25</text:p>
          </table:table-cell>
          <table:table-cell table:formula="of:=[.L32]/[.K32]" office:value-type="currency" office:currency="EUR" office:value="11.25" calcext:value-type="currency">
            <text:p>11,2500 €</text:p>
          </table:table-cell>
          <table:table-cell table:formula="of:=IF(INT([.D32]/[.K32])=0;1;INT([.D32]/[.K32]))" office:value-type="float" office:value="1" calcext:value-type="float">
            <text:p>1</text:p>
          </table:table-cell>
          <table:table-cell table:formula="of:=[.N32]*[.L32]" office:value-type="currency" office:currency="EUR" office:value="11.25" calcext:value-type="currency">
            <text:p>11,25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Yizhet 4 Kanal Relais Modul 5V DC 230V Optokoppler 4-Channel Relay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21]" office:value-type="float" office:value="1" calcext:value-type="float">
            <text:p>1</text:p>
          </table:table-cell>
          <table:table-cell/>
          <table:table-cell table:formula="of:=['manual-bom'.C21]" office:value-type="string" office:string-value="Relaisboard" calcext:value-type="string">
            <text:p>Relaisboard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https://www.amazon.de/Yizhet-Optokoppler-4-Channel-Modul-Brett-Raspberry/dp/B06XJH61PD/ref=sr_1_2?ie=UTF8&amp;qid=1495299586&amp;sr=8-2&amp;keywords=arduino+relais+board+230V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,99</text:p>
          </table:table-cell>
          <table:table-cell table:formula="of:=[.L33]/[.K33]" office:value-type="currency" office:currency="EUR" office:value="6.99" calcext:value-type="currency">
            <text:p>6,9900 €</text:p>
          </table:table-cell>
          <table:table-cell table:formula="of:=IF(INT([.D33]/[.K33])=0;1;INT([.D33]/[.K33]))" office:value-type="float" office:value="1" calcext:value-type="float">
            <text:p>1</text:p>
          </table:table-cell>
          <table:table-cell table:formula="of:=[.N33]*[.L33]" office:value-type="currency" office:currency="EUR" office:value="6.99" calcext:value-type="currency">
            <text:p>6,99 €</text:p>
          </table:table-cell>
          <table:table-cell/>
          <table:table-cell table:style-name="Default"/>
        </table:table-row>
        <table:table-row table:style-name="ro1">
          <table:table-cell table:formula="of:=['manual-bom'.B5]" office:value-type="string" office:string-value="Odroid XU4" calcext:value-type="string">
            <text:p>Odroid XU4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5]" office:value-type="float" office:value="1" calcext:value-type="float">
            <text:p>1</text:p>
          </table:table-cell>
          <table:table-cell/>
          <table:table-cell table:formula="of:=['manual-bom'.C5]" office:value-type="string" office:string-value="Computer" calcext:value-type="string">
            <text:p>Computer</text:p>
          </table:table-cell>
          <table:table-cell table:number-columns-repeated="2"/>
          <table:table-cell table:formula="of:=['manual-bom'.M5]" office:value-type="string" office:string-value="Hardkernel" calcext:value-type="string">
            <text:p>Hardkernel</text:p>
          </table:table-cell>
          <table:table-cell office:value-type="string" calcext:value-type="string">
            <text:p>http://www.hardkernel.com/main/products/prdt_info.php?g_code=G143452239825</text:p>
          </table:table-cell>
          <table:table-cell table:formula="of:=['manual-bom'.J5]" office:value-type="float" office:value="1" calcext:value-type="float">
            <text:p>1</text:p>
          </table:table-cell>
          <table:table-cell table:formula="of:=['manual-bom'.K5]" office:value-type="float" office:value="59" calcext:value-type="float">
            <text:p>59</text:p>
          </table:table-cell>
          <table:table-cell table:formula="of:=[.L34]/[.K34]" office:value-type="currency" office:currency="EUR" office:value="59" calcext:value-type="currency">
            <text:p>59,0000 €</text:p>
          </table:table-cell>
          <table:table-cell table:formula="of:=IF(INT([.D34]/[.K34])=0;1;INT([.D34]/[.K34]))" office:value-type="float" office:value="1" calcext:value-type="float">
            <text:p>1</text:p>
          </table:table-cell>
          <table:table-cell table:formula="of:=[.N34]*[.L34]" office:value-type="currency" office:currency="EUR" office:value="59" calcext:value-type="currency">
            <text:p>59,00 €</text:p>
          </table:table-cell>
          <table:table-cell/>
          <table:table-cell table:style-name="Default"/>
        </table:table-row>
        <table:table-row table:style-name="ro1">
          <table:table-cell table:formula="of:=['manual-bom'.B6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6]" office:value-type="float" office:value="1" calcext:value-type="float">
            <text:p>1</text:p>
          </table:table-cell>
          <table:table-cell/>
          <table:table-cell table:formula="of:=['manual-bom'.C6]" office:value-type="string" office:string-value="SD-Karte 8GB" calcext:value-type="string">
            <text:p>SD-Karte 8GB</text:p>
          </table:table-cell>
          <table:table-cell table:number-columns-repeated="2"/>
          <table:table-cell table:formula="of:=['manual-bom'.M6]" office:value-type="string" office:string-value="Hardkernel" calcext:value-type="string">
            <text:p>Hardkernel</text:p>
          </table:table-cell>
          <table:table-cell office:value-type="string" calcext:value-type="string">
            <text:p>http://www.hardkernel.com/main/products/prdt_info.php?g_code=G145629644581</text:p>
          </table:table-cell>
          <table:table-cell table:formula="of:=['manual-bom'.J6]" office:value-type="float" office:value="1" calcext:value-type="float">
            <text:p>1</text:p>
          </table:table-cell>
          <table:table-cell table:formula="of:=['manual-bom'.K6]" office:value-type="float" office:value="8" calcext:value-type="float">
            <text:p>8</text:p>
          </table:table-cell>
          <table:table-cell table:formula="of:=[.L35]/[.K35]" office:value-type="currency" office:currency="EUR" office:value="8" calcext:value-type="currency">
            <text:p>8,0000 €</text:p>
          </table:table-cell>
          <table:table-cell table:formula="of:=IF(INT([.D35]/[.K35])=0;1;INT([.D35]/[.K35]))" office:value-type="float" office:value="1" calcext:value-type="float">
            <text:p>1</text:p>
          </table:table-cell>
          <table:table-cell table:formula="of:=[.N35]*[.L35]" office:value-type="currency" office:currency="EUR" office:value="8" calcext:value-type="currency">
            <text:p>8,00 €</text:p>
          </table:table-cell>
          <table:table-cell/>
          <table:table-cell table:style-name="Default"/>
        </table:table-row>
        <table:table-row table:style-name="ro1">
          <table:table-cell table:formula="of:=['manual-bom'.B7]" office:value-type="string" office:string-value="eMMC" calcext:value-type="string">
            <text:p>eMMC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7]" office:value-type="float" office:value="1" calcext:value-type="float">
            <text:p>1</text:p>
          </table:table-cell>
          <table:table-cell/>
          <table:table-cell table:formula="of:=['manual-bom'.C7]" office:value-type="string" office:string-value="Flash-Speicher 32GB" calcext:value-type="string">
            <text:p>Flash-Speicher 32GB</text:p>
          </table:table-cell>
          <table:table-cell table:number-columns-repeated="2"/>
          <table:table-cell table:formula="of:=['manual-bom'.M7]" office:value-type="string" office:string-value="Hardkernel" calcext:value-type="string">
            <text:p>Hardkernel</text:p>
          </table:table-cell>
          <table:table-cell office:value-type="string" calcext:value-type="string">
            <text:p>http://www.hardkernel.com/main/products/prdt_info.php?g_code=G145628174287</text:p>
          </table:table-cell>
          <table:table-cell table:formula="of:=['manual-bom'.J7]" office:value-type="float" office:value="1" calcext:value-type="float">
            <text:p>1</text:p>
          </table:table-cell>
          <table:table-cell table:formula="of:=['manual-bom'.K7]" office:value-type="float" office:value="41.5" calcext:value-type="float">
            <text:p>41,5</text:p>
          </table:table-cell>
          <table:table-cell table:formula="of:=[.L36]/[.K36]" office:value-type="currency" office:currency="EUR" office:value="41.5" calcext:value-type="currency">
            <text:p>41,5000 €</text:p>
          </table:table-cell>
          <table:table-cell table:formula="of:=IF(INT([.D36]/[.K36])=0;1;INT([.D36]/[.K36]))" office:value-type="float" office:value="1" calcext:value-type="float">
            <text:p>1</text:p>
          </table:table-cell>
          <table:table-cell table:formula="of:=[.N36]*[.L36]" office:value-type="currency" office:currency="EUR" office:value="41.5" calcext:value-type="currency">
            <text:p>41,50 €</text:p>
          </table:table-cell>
          <table:table-cell/>
          <table:table-cell table:style-name="Default"/>
        </table:table-row>
        <table:table-row table:style-name="ro1">
          <table:table-cell table:formula="of:=['manual-bom'.B8]" office:value-type="string" office:string-value="Odroid VU7+" calcext:value-type="string">
            <text:p>Odroid VU7+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8]" office:value-type="float" office:value="1" calcext:value-type="float">
            <text:p>1</text:p>
          </table:table-cell>
          <table:table-cell/>
          <table:table-cell table:formula="of:=['manual-bom'.C8]" office:value-type="string" office:string-value="Touchscreen" calcext:value-type="string">
            <text:p>Touchscreen</text:p>
          </table:table-cell>
          <table:table-cell table:number-columns-repeated="2"/>
          <table:table-cell table:formula="of:=['manual-bom'.M8]" office:value-type="string" office:string-value="Hardkernel" calcext:value-type="string">
            <text:p>Hardkernel</text:p>
          </table:table-cell>
          <table:table-cell office:value-type="string" calcext:value-type="string">
            <text:p>http://www.hardkernel.com/main/products/prdt_info.php?g_code=G145981837236</text:p>
          </table:table-cell>
          <table:table-cell table:formula="of:=['manual-bom'.J8]" office:value-type="float" office:value="1" calcext:value-type="float">
            <text:p>1</text:p>
          </table:table-cell>
          <table:table-cell table:formula="of:=['manual-bom'.K8]" office:value-type="float" office:value="69" calcext:value-type="float">
            <text:p>69</text:p>
          </table:table-cell>
          <table:table-cell table:formula="of:=[.L37]/[.K37]" office:value-type="currency" office:currency="EUR" office:value="69" calcext:value-type="currency">
            <text:p>69,0000 €</text:p>
          </table:table-cell>
          <table:table-cell table:formula="of:=IF(INT([.D37]/[.K37])=0;1;INT([.D37]/[.K37]))" office:value-type="float" office:value="1" calcext:value-type="float">
            <text:p>1</text:p>
          </table:table-cell>
          <table:table-cell table:formula="of:=[.N37]*[.L37]" office:value-type="currency" office:currency="EUR" office:value="69" calcext:value-type="currency">
            <text:p>69,00 €</text:p>
          </table:table-cell>
          <table:table-cell/>
          <table:table-cell table:style-name="Default"/>
        </table:table-row>
        <table:table-row table:style-name="ro1">
          <table:table-cell table:formula="of:=['Inventor-export'.B2]" office:value-type="string" office:string-value="STRUCTURE-BACKPLATE" calcext:value-type="string">
            <text:p>STRUCTURE-BACKPLATE</text:p>
          </table:table-cell>
          <table:table-cell table:formula="of:=['Inventor-export'.D2]" office:value-type="string" office:string-value="Normal" calcext:value-type="string">
            <text:p>Normal</text:p>
          </table:table-cell>
          <table:table-cell table:formula="of:=['Inventor-export'.E2]" office:value-type="float" office:value="1" calcext:value-type="float">
            <text:p>1</text:p>
          </table:table-cell>
          <table:table-cell table:formula="of:=['Inventor-export'.F2]" office:value-type="float" office:value="1" calcext:value-type="float">
            <text:p>1</text:p>
          </table:table-cell>
          <table:table-cell table:formula="of:=['Inventor-export'.G2]" office:value-type="float" office:value="0" calcext:value-type="float">
            <text:p>0</text:p>
          </table:table-cell>
          <table:table-cell table:formula="of:=['Inventor-export'.H2]" office:value-type="string" office:string-value="15mm Plywood 675x630mm" calcext:value-type="string">
            <text:p>15mm Plywood 675x630mm</text:p>
          </table:table-cell>
          <table:table-cell table:formula="of:=675*630" office:value-type="float" office:value="425250" calcext:value-type="float">
            <text:p>42525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table:style-name="Default" office:value-type="float" office:value="31.5" calcext:value-type="float">
            <text:p>31,5</text:p>
          </table:table-cell>
          <table:table-cell/>
          <table:table-cell table:formula="of:=[.G38]/[.K38]*[.M38]*[.D38]" office:value-type="currency" office:currency="EUR" office:value="13.395375" calcext:value-type="currency">
            <text:p>13,40 €</text:p>
          </table:table-cell>
          <table:table-cell/>
          <table:table-cell table:formula="of:=IF([.P38]*[.M38]=0;&quot; &quot;;[.P38]*[.M38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22]" office:value-type="string" office:string-value="STRUCTURE-BASEPLATE" calcext:value-type="string">
            <text:p>STRUCTURE-BASEPLATE</text:p>
          </table:table-cell>
          <table:table-cell table:formula="of:=['Inventor-export'.D22]" office:value-type="string" office:string-value="Normal" calcext:value-type="string">
            <text:p>Normal</text:p>
          </table:table-cell>
          <table:table-cell table:formula="of:=['Inventor-export'.E22]" office:value-type="float" office:value="1" calcext:value-type="float">
            <text:p>1</text:p>
          </table:table-cell>
          <table:table-cell table:formula="of:=['Inventor-export'.F22]" office:value-type="float" office:value="1" calcext:value-type="float">
            <text:p>1</text:p>
          </table:table-cell>
          <table:table-cell table:formula="of:=['Inventor-export'.G22]" office:value-type="float" office:value="0" calcext:value-type="float">
            <text:p>0</text:p>
          </table:table-cell>
          <table:table-cell table:formula="of:=['Inventor-export'.H22]" office:value-type="string" office:string-value="15mm Plywood 690x430mm" calcext:value-type="string">
            <text:p>15mm Plywood 690x430mm</text:p>
          </table:table-cell>
          <table:table-cell table:formula="of:=690*430" office:value-type="float" office:value="296700" calcext:value-type="float">
            <text:p>29670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39]/[.K39]*[.M39]*[.D39]" office:value-type="currency" office:currency="EUR" office:value="9.34605" calcext:value-type="currency">
            <text:p>9,35 €</text:p>
          </table:table-cell>
          <table:table-cell/>
          <table:table-cell table:formula="of:=IF([.P39]*[.M39]=0;&quot; &quot;;[.P39]*[.M39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23]" office:value-type="string" office:string-value="MOVING-BACKPLATE" calcext:value-type="string">
            <text:p>MOVING-BACKPLATE</text:p>
          </table:table-cell>
          <table:table-cell table:formula="of:=['Inventor-export'.D23]" office:value-type="string" office:string-value="Normal" calcext:value-type="string">
            <text:p>Normal</text:p>
          </table:table-cell>
          <table:table-cell table:formula="of:=['Inventor-export'.E23]" office:value-type="float" office:value="1" calcext:value-type="float">
            <text:p>1</text:p>
          </table:table-cell>
          <table:table-cell table:formula="of:=['Inventor-export'.F23]" office:value-type="float" office:value="1" calcext:value-type="float">
            <text:p>1</text:p>
          </table:table-cell>
          <table:table-cell table:formula="of:=['Inventor-export'.G23]" office:value-type="float" office:value="0" calcext:value-type="float">
            <text:p>0</text:p>
          </table:table-cell>
          <table:table-cell table:formula="of:=['Inventor-export'.H23]" office:value-type="string" office:string-value="15mm Plywood 300x200mm" calcext:value-type="string">
            <text:p>15mm Plywood 300x200mm</text:p>
          </table:table-cell>
          <table:table-cell table:formula="of:=300*200" office:value-type="float" office:value="60000" calcext:value-type="float">
            <text:p>6000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0]/[.K40]*[.M40]*[.D40]" office:value-type="currency" office:currency="EUR" office:value="1.89" calcext:value-type="currency">
            <text:p>1,89 €</text:p>
          </table:table-cell>
          <table:table-cell/>
          <table:table-cell table:formula="of:=IF([.P40]*[.M40]=0;&quot; &quot;;[.P40]*[.M40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27]" office:value-type="string" office:string-value="BELT-DISTANCE-PIECE" calcext:value-type="string">
            <text:p>BELT-DISTANCE-PIECE</text:p>
          </table:table-cell>
          <table:table-cell table:formula="of:=['Inventor-export'.D27]" office:value-type="string" office:string-value="Normal" calcext:value-type="string">
            <text:p>Normal</text:p>
          </table:table-cell>
          <table:table-cell table:formula="of:=['Inventor-export'.E27]" office:value-type="float" office:value="1" calcext:value-type="float">
            <text:p>1</text:p>
          </table:table-cell>
          <table:table-cell table:formula="of:=['Inventor-export'.F27]" office:value-type="float" office:value="1" calcext:value-type="float">
            <text:p>1</text:p>
          </table:table-cell>
          <table:table-cell table:formula="of:=['Inventor-export'.G27]" office:value-type="float" office:value="0" calcext:value-type="float">
            <text:p>0</text:p>
          </table:table-cell>
          <table:table-cell table:formula="of:=['Inventor-export'.H27]" office:value-type="string" office:string-value="12mm Plywood 100x50mm" calcext:value-type="string">
            <text:p>12mm Plywood 100x50mm</text:p>
          </table:table-cell>
          <table:table-cell table:formula="of:=100*50" office:value-type="float" office:value="5000" calcext:value-type="float">
            <text:p>5000</text:p>
          </table:table-cell>
          <table:table-cell office:value-type="float" office:value="400545" calcext:value-type="float">
            <text:p>400545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19.4" calcext:value-type="currency">
            <text:p>19,4000 €</text:p>
          </table:table-cell>
          <table:table-cell office:value-type="string" calcext:value-type="string">
            <text:p>Zuschnitt</text:p>
          </table:table-cell>
          <table:table-cell table:formula="of:=[.G41]/[.K41]*[.M41]*[.D41]" office:value-type="currency" office:currency="EUR" office:value="0.097" calcext:value-type="currency">
            <text:p>0,10 €</text:p>
          </table:table-cell>
          <table:table-cell/>
          <table:table-cell table:formula="of:=IF([.P41]*[.M41]=0;&quot; &quot;;[.P41]*[.M41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4]" office:value-type="string" office:string-value="LEFT-SIDEWALL" calcext:value-type="string">
            <text:p>LEFT-SIDEWALL</text:p>
          </table:table-cell>
          <table:table-cell table:formula="of:=['Inventor-export'.D34]" office:value-type="string" office:string-value="Normal" calcext:value-type="string">
            <text:p>Normal</text:p>
          </table:table-cell>
          <table:table-cell table:formula="of:=['Inventor-export'.E34]" office:value-type="float" office:value="1" calcext:value-type="float">
            <text:p>1</text:p>
          </table:table-cell>
          <table:table-cell table:formula="of:=['Inventor-export'.F34]" office:value-type="float" office:value="2" calcext:value-type="float">
            <text:p>2</text:p>
          </table:table-cell>
          <table:table-cell table:formula="of:=['Inventor-export'.G34]" office:value-type="float" office:value="0" calcext:value-type="float">
            <text:p>0</text:p>
          </table:table-cell>
          <table:table-cell table:formula="of:=['Inventor-export'.H34]" office:value-type="string" office:string-value="15mm Plywood 415x630mm" calcext:value-type="string">
            <text:p>15mm Plywood 415x630mm</text:p>
          </table:table-cell>
          <table:table-cell table:formula="of:=415*630" office:value-type="float" office:value="261450" calcext:value-type="float">
            <text:p>26145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2]/[.K42]*[.M42]*[.D42]" office:value-type="currency" office:currency="EUR" office:value="16.47135" calcext:value-type="currency">
            <text:p>16,47 €</text:p>
          </table:table-cell>
          <table:table-cell/>
          <table:table-cell table:formula="of:=IF([.P42]*[.M42]=0;&quot; &quot;;[.P42]*[.M42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5]" office:value-type="string" office:string-value="TOP-PLATE" calcext:value-type="string">
            <text:p>TOP-PLATE</text:p>
          </table:table-cell>
          <table:table-cell table:formula="of:=['Inventor-export'.D35]" office:value-type="string" office:string-value="Normal" calcext:value-type="string">
            <text:p>Normal</text:p>
          </table:table-cell>
          <table:table-cell table:formula="of:=['Inventor-export'.E35]" office:value-type="float" office:value="1" calcext:value-type="float">
            <text:p>1</text:p>
          </table:table-cell>
          <table:table-cell table:formula="of:=['Inventor-export'.F35]" office:value-type="float" office:value="1" calcext:value-type="float">
            <text:p>1</text:p>
          </table:table-cell>
          <table:table-cell table:formula="of:=['Inventor-export'.G35]" office:value-type="float" office:value="0" calcext:value-type="float">
            <text:p>0</text:p>
          </table:table-cell>
          <table:table-cell table:formula="of:=['Inventor-export'.H35]" office:value-type="string" office:string-value="15mm Plywood 540x67mm" calcext:value-type="string">
            <text:p>15mm Plywood 540x67mm</text:p>
          </table:table-cell>
          <table:table-cell table:formula="of:=540*67" office:value-type="float" office:value="36180" calcext:value-type="float">
            <text:p>3618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3]/[.K43]*[.M43]*[.D43]" office:value-type="currency" office:currency="EUR" office:value="1.13967" calcext:value-type="currency">
            <text:p>1,14 €</text:p>
          </table:table-cell>
          <table:table-cell/>
          <table:table-cell table:formula="of:=IF([.P43]*[.M43]=0;&quot; &quot;;[.P43]*[.M43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6]" office:value-type="string" office:string-value="FRONTPLATE" calcext:value-type="string">
            <text:p>FRONTPLATE</text:p>
          </table:table-cell>
          <table:table-cell table:formula="of:=['Inventor-export'.D36]" office:value-type="string" office:string-value="Normal" calcext:value-type="string">
            <text:p>Normal</text:p>
          </table:table-cell>
          <table:table-cell table:formula="of:=['Inventor-export'.E36]" office:value-type="float" office:value="1" calcext:value-type="float">
            <text:p>1</text:p>
          </table:table-cell>
          <table:table-cell table:formula="of:=['Inventor-export'.F36]" office:value-type="float" office:value="1" calcext:value-type="float">
            <text:p>1</text:p>
          </table:table-cell>
          <table:table-cell table:formula="of:=['Inventor-export'.G36]" office:value-type="float" office:value="0" calcext:value-type="float">
            <text:p>0</text:p>
          </table:table-cell>
          <table:table-cell table:formula="of:=['Inventor-export'.H36]" office:value-type="string" office:string-value="15mm Plywood 540x100mm" calcext:value-type="string">
            <text:p>15mm Plywood 540x100mm</text:p>
          </table:table-cell>
          <table:table-cell table:formula="of:=540*100" office:value-type="float" office:value="54000" calcext:value-type="float">
            <text:p>5400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4]/[.K44]*[.M44]*[.D44]" office:value-type="currency" office:currency="EUR" office:value="1.701" calcext:value-type="currency">
            <text:p>1,70 €</text:p>
          </table:table-cell>
          <table:table-cell/>
          <table:table-cell table:formula="of:=IF([.P44]*[.M44]=0;&quot; &quot;;[.P44]*[.M44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7]" office:value-type="string" office:string-value="RIGHT-OUTER-SIDE" calcext:value-type="string">
            <text:p>RIGHT-OUTER-SIDE</text:p>
          </table:table-cell>
          <table:table-cell table:formula="of:=['Inventor-export'.D37]" office:value-type="string" office:string-value="Normal" calcext:value-type="string">
            <text:p>Normal</text:p>
          </table:table-cell>
          <table:table-cell table:formula="of:=['Inventor-export'.E37]" office:value-type="float" office:value="1" calcext:value-type="float">
            <text:p>1</text:p>
          </table:table-cell>
          <table:table-cell table:formula="of:=['Inventor-export'.F37]" office:value-type="float" office:value="1" calcext:value-type="float">
            <text:p>1</text:p>
          </table:table-cell>
          <table:table-cell table:formula="of:=['Inventor-export'.G37]" office:value-type="float" office:value="0" calcext:value-type="float">
            <text:p>0</text:p>
          </table:table-cell>
          <table:table-cell table:formula="of:=['Inventor-export'.H37]" office:value-type="string" office:string-value="15mm Plywood, 430x258mm" calcext:value-type="string">
            <text:p>15mm Plywood, 430x258mm</text:p>
          </table:table-cell>
          <table:table-cell table:formula="of:=430*258" office:value-type="float" office:value="110940" calcext:value-type="float">
            <text:p>11094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5]/[.K45]*[.M45]*[.D45]" office:value-type="currency" office:currency="EUR" office:value="3.49461" calcext:value-type="currency">
            <text:p>3,49 €</text:p>
          </table:table-cell>
          <table:table-cell/>
          <table:table-cell table:formula="of:=IF([.P45]*[.M45]=0;&quot; &quot;;[.P45]*[.M45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8]" office:value-type="string" office:string-value="FRONT-LOWER-PLATE" calcext:value-type="string">
            <text:p>FRONT-LOWER-PLATE</text:p>
          </table:table-cell>
          <table:table-cell table:formula="of:=['Inventor-export'.D38]" office:value-type="string" office:string-value="Normal" calcext:value-type="string">
            <text:p>Normal</text:p>
          </table:table-cell>
          <table:table-cell table:formula="of:=['Inventor-export'.E38]" office:value-type="float" office:value="1" calcext:value-type="float">
            <text:p>1</text:p>
          </table:table-cell>
          <table:table-cell table:formula="of:=['Inventor-export'.F38]" office:value-type="float" office:value="1" calcext:value-type="float">
            <text:p>1</text:p>
          </table:table-cell>
          <table:table-cell table:formula="of:=['Inventor-export'.G38]" office:value-type="float" office:value="0" calcext:value-type="float">
            <text:p>0</text:p>
          </table:table-cell>
          <table:table-cell table:formula="of:=['Inventor-export'.H38]" office:value-type="string" office:string-value="15mm Plywood 150x135mm" calcext:value-type="string">
            <text:p>15mm Plywood 150x135mm</text:p>
          </table:table-cell>
          <table:table-cell table:formula="of:=150*135" office:value-type="float" office:value="20250" calcext:value-type="float">
            <text:p>2025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6]/[.K46]*[.M46]*[.D46]" office:value-type="currency" office:currency="EUR" office:value="0.637875" calcext:value-type="currency">
            <text:p>0,64 €</text:p>
          </table:table-cell>
          <table:table-cell/>
          <table:table-cell table:formula="of:=IF([.P46]*[.M46]=0;&quot; &quot;;[.P46]*[.M46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39]" office:value-type="string" office:string-value="UI-PLATE" calcext:value-type="string">
            <text:p>UI-PLATE</text:p>
          </table:table-cell>
          <table:table-cell table:formula="of:=['Inventor-export'.D39]" office:value-type="string" office:string-value="Normal" calcext:value-type="string">
            <text:p>Normal</text:p>
          </table:table-cell>
          <table:table-cell table:formula="of:=['Inventor-export'.E39]" office:value-type="float" office:value="1" calcext:value-type="float">
            <text:p>1</text:p>
          </table:table-cell>
          <table:table-cell table:formula="of:=['Inventor-export'.F39]" office:value-type="float" office:value="1" calcext:value-type="float">
            <text:p>1</text:p>
          </table:table-cell>
          <table:table-cell table:formula="of:=['Inventor-export'.G39]" office:value-type="float" office:value="0" calcext:value-type="float">
            <text:p>0</text:p>
          </table:table-cell>
          <table:table-cell table:formula="of:=['Inventor-export'.H39]" office:value-type="string" office:string-value="4mm Acryl 165x316mm" calcext:value-type="string">
            <text:p>4mm Acryl 165x316mm</text:p>
          </table:table-cell>
          <table:table-cell table:formula="of:=165*316" office:value-type="float" office:value="52140" calcext:value-type="float">
            <text:p>52140</text:p>
          </table:table-cell>
          <table:table-cell office:value-type="float" office:value="831524" calcext:value-type="float">
            <text:p>831524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 office:value-type="currency" office:currency="EUR" office:value="15.3" calcext:value-type="currency">
            <text:p>15,30 €</text:p>
          </table:table-cell>
          <table:table-cell table:formula="of:=[.L47]/[.K47]" office:value-type="currency" office:currency="EUR" office:value="0.0000153" calcext:value-type="currency">
            <text:p>0,0000 €</text:p>
          </table:table-cell>
          <table:table-cell office:value-type="string" calcext:value-type="string">
            <text:p>Zuschnitt</text:p>
          </table:table-cell>
          <table:table-cell table:formula="of:=[.L47]" office:value-type="currency" office:currency="EUR" office:value="15.3" calcext:value-type="currency">
            <text:p>15,30 €</text:p>
          </table:table-cell>
          <table:table-cell/>
          <table:table-cell table:formula="of:=IF([.P47]*[.M47]=0;&quot; &quot;;[.P47]*[.M47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0]" office:value-type="string" office:string-value="HORIZONTAL-TOP-PLATE" calcext:value-type="string">
            <text:p>HORIZONTAL-TOP-PLATE</text:p>
          </table:table-cell>
          <table:table-cell table:formula="of:=['Inventor-export'.D40]" office:value-type="string" office:string-value="Normal" calcext:value-type="string">
            <text:p>Normal</text:p>
          </table:table-cell>
          <table:table-cell table:formula="of:=['Inventor-export'.E40]" office:value-type="float" office:value="1" calcext:value-type="float">
            <text:p>1</text:p>
          </table:table-cell>
          <table:table-cell table:formula="of:=['Inventor-export'.F40]" office:value-type="float" office:value="1" calcext:value-type="float">
            <text:p>1</text:p>
          </table:table-cell>
          <table:table-cell table:formula="of:=['Inventor-export'.G40]" office:value-type="float" office:value="0" calcext:value-type="float">
            <text:p>0</text:p>
          </table:table-cell>
          <table:table-cell table:formula="of:=['Inventor-export'.H40]" office:value-type="string" office:string-value="15mm Plywood 150x135mm" calcext:value-type="string">
            <text:p>15mm Plywood 150x135mm</text:p>
          </table:table-cell>
          <table:table-cell table:formula="of:=150*135" office:value-type="float" office:value="20250" calcext:value-type="float">
            <text:p>2025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8]/[.K48]*[.M48]*[.D48]" office:value-type="currency" office:currency="EUR" office:value="0.637875" calcext:value-type="currency">
            <text:p>0,64 €</text:p>
          </table:table-cell>
          <table:table-cell/>
          <table:table-cell table:formula="of:=IF([.P48]*[.M48]=0;&quot; &quot;;[.P48]*[.M48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1]" office:value-type="string" office:string-value="BOOKHOLDER-BASE" calcext:value-type="string">
            <text:p>BOOKHOLDER-BASE</text:p>
          </table:table-cell>
          <table:table-cell table:formula="of:=['Inventor-export'.D41]" office:value-type="string" office:string-value="Normal" calcext:value-type="string">
            <text:p>Normal</text:p>
          </table:table-cell>
          <table:table-cell table:formula="of:=['Inventor-export'.E41]" office:value-type="float" office:value="1" calcext:value-type="float">
            <text:p>1</text:p>
          </table:table-cell>
          <table:table-cell table:formula="of:=['Inventor-export'.F41]" office:value-type="float" office:value="1" calcext:value-type="float">
            <text:p>1</text:p>
          </table:table-cell>
          <table:table-cell table:formula="of:=['Inventor-export'.G41]" office:value-type="float" office:value="0" calcext:value-type="float">
            <text:p>0</text:p>
          </table:table-cell>
          <table:table-cell table:formula="of:=['Inventor-export'.H41]" office:value-type="string" office:string-value="15mm Plywood 410x300mm" calcext:value-type="string">
            <text:p>15mm Plywood 410x300mm</text:p>
          </table:table-cell>
          <table:table-cell table:formula="of:=410*300" office:value-type="float" office:value="123000" calcext:value-type="float">
            <text:p>12300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49]/[.K49]*[.M49]*[.D49]" office:value-type="currency" office:currency="EUR" office:value="3.8745" calcext:value-type="currency">
            <text:p>3,87 €</text:p>
          </table:table-cell>
          <table:table-cell/>
          <table:table-cell table:formula="of:=IF([.P49]*[.M49]=0;&quot; &quot;;[.P49]*[.M49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2]" office:value-type="string" office:string-value="VERTICAL-PART-BOOKHOLDER" calcext:value-type="string">
            <text:p>VERTICAL-PART-BOOKHOLDER</text:p>
          </table:table-cell>
          <table:table-cell table:formula="of:=['Inventor-export'.D42]" office:value-type="string" office:string-value="Normal" calcext:value-type="string">
            <text:p>Normal</text:p>
          </table:table-cell>
          <table:table-cell table:formula="of:=['Inventor-export'.E42]" office:value-type="float" office:value="1" calcext:value-type="float">
            <text:p>1</text:p>
          </table:table-cell>
          <table:table-cell table:formula="of:=['Inventor-export'.F42]" office:value-type="float" office:value="4" calcext:value-type="float">
            <text:p>4</text:p>
          </table:table-cell>
          <table:table-cell table:formula="of:=['Inventor-export'.G42]" office:value-type="float" office:value="0" calcext:value-type="float">
            <text:p>0</text:p>
          </table:table-cell>
          <table:table-cell table:formula="of:=['Inventor-export'.H42]" office:value-type="string" office:string-value="15mm Plywood 155x148mm" calcext:value-type="string">
            <text:p>15mm Plywood 155x148mm</text:p>
          </table:table-cell>
          <table:table-cell table:formula="of:=155*148" office:value-type="float" office:value="22940" calcext:value-type="float">
            <text:p>22940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31.5" calcext:value-type="currency">
            <text:p>31,5000 €</text:p>
          </table:table-cell>
          <table:table-cell office:value-type="string" calcext:value-type="string">
            <text:p>Zuschnitt</text:p>
          </table:table-cell>
          <table:table-cell table:formula="of:=[.G50]/[.K50]*[.M50]*[.D50]" office:value-type="currency" office:currency="EUR" office:value="2.89044" calcext:value-type="currency">
            <text:p>2,89 €</text:p>
          </table:table-cell>
          <table:table-cell/>
          <table:table-cell table:formula="of:=IF([.P50]*[.M50]=0;&quot; &quot;;[.P50]*[.M50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43]" office:value-type="string" office:string-value="BOOKHOLDER-PLATE" calcext:value-type="string">
            <text:p>BOOKHOLDER-PLATE</text:p>
          </table:table-cell>
          <table:table-cell table:formula="of:=['Inventor-export'.D43]" office:value-type="string" office:string-value="Normal" calcext:value-type="string">
            <text:p>Normal</text:p>
          </table:table-cell>
          <table:table-cell table:formula="of:=['Inventor-export'.E43]" office:value-type="float" office:value="1" calcext:value-type="float">
            <text:p>1</text:p>
          </table:table-cell>
          <table:table-cell table:formula="of:=['Inventor-export'.F43]" office:value-type="float" office:value="2" calcext:value-type="float">
            <text:p>2</text:p>
          </table:table-cell>
          <table:table-cell table:formula="of:=['Inventor-export'.G43]" office:value-type="float" office:value="0" calcext:value-type="float">
            <text:p>0</text:p>
          </table:table-cell>
          <table:table-cell table:formula="of:=['Inventor-export'.H43]" office:value-type="string" office:string-value="6mm Plywood 215x300mm" calcext:value-type="string">
            <text:p>6mm Plywood 215x300mm</text:p>
          </table:table-cell>
          <table:table-cell table:formula="of:=215*300" office:value-type="float" office:value="64500" calcext:value-type="float">
            <text:p>64500</text:p>
          </table:table-cell>
          <table:table-cell office:value-type="float" office:value="401256" calcext:value-type="float">
            <text:p>401256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currency" office:currency="EUR" office:value="7.2" calcext:value-type="currency">
            <text:p>7,2000 €</text:p>
          </table:table-cell>
          <table:table-cell office:value-type="string" calcext:value-type="string">
            <text:p>Zuschnitt</text:p>
          </table:table-cell>
          <table:table-cell table:formula="of:=[.G51]/[.K51]*[.M51]*[.D51]" office:value-type="currency" office:currency="EUR" office:value="0.9288" calcext:value-type="currency">
            <text:p>0,93 €</text:p>
          </table:table-cell>
          <table:table-cell/>
          <table:table-cell table:formula="of:=IF([.P51]*[.M51]=0;&quot; &quot;;[.P51]*[.M51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0]" office:value-type="string" office:string-value="SUCTIONBOX-FRONT" calcext:value-type="string">
            <text:p>SUCTIONBOX-FRONT</text:p>
          </table:table-cell>
          <table:table-cell table:formula="of:=['Inventor-export'.D50]" office:value-type="string" office:string-value="Normal" calcext:value-type="string">
            <text:p>Normal</text:p>
          </table:table-cell>
          <table:table-cell table:formula="of:=['Inventor-export'.E50]" office:value-type="float" office:value="1" calcext:value-type="float">
            <text:p>1</text:p>
          </table:table-cell>
          <table:table-cell table:formula="of:=['Inventor-export'.F50]" office:value-type="float" office:value="2" calcext:value-type="float">
            <text:p>2</text:p>
          </table:table-cell>
          <table:table-cell table:formula="of:=['Inventor-export'.G50]" office:value-type="float" office:value="0" calcext:value-type="float">
            <text:p>0</text:p>
          </table:table-cell>
          <table:table-cell table:formula="of:=['Inventor-export'.H50]" office:value-type="string" office:string-value="12mm Plywood 357x348mm" calcext:value-type="string">
            <text:p>12mm Plywood 357x348mm</text:p>
          </table:table-cell>
          <table:table-cell table:formula="of:=357*348" office:value-type="float" office:value="124236" calcext:value-type="float">
            <text:p>124236</text:p>
          </table:table-cell>
          <table:table-cell office:value-type="float" office:value="400545" calcext:value-type="float">
            <text:p>400545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19.4" calcext:value-type="currency">
            <text:p>19,4000 €</text:p>
          </table:table-cell>
          <table:table-cell office:value-type="string" calcext:value-type="string">
            <text:p>Zuschnitt</text:p>
          </table:table-cell>
          <table:table-cell table:formula="of:=[.G52]/[.K52]*[.M52]*[.D52]" office:value-type="currency" office:currency="EUR" office:value="4.8203568" calcext:value-type="currency">
            <text:p>4,82 €</text:p>
          </table:table-cell>
          <table:table-cell/>
          <table:table-cell table:formula="of:=IF([.P52]*[.M52]=0;&quot; &quot;;[.P52]*[.M52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1]" office:value-type="string" office:string-value="SIDE-SUCTIONBOX" calcext:value-type="string">
            <text:p>SIDE-SUCTIONBOX</text:p>
          </table:table-cell>
          <table:table-cell table:formula="of:=['Inventor-export'.D51]" office:value-type="string" office:string-value="Normal" calcext:value-type="string">
            <text:p>Normal</text:p>
          </table:table-cell>
          <table:table-cell table:formula="of:=['Inventor-export'.E51]" office:value-type="float" office:value="1" calcext:value-type="float">
            <text:p>1</text:p>
          </table:table-cell>
          <table:table-cell table:formula="of:=['Inventor-export'.F51]" office:value-type="float" office:value="2" calcext:value-type="float">
            <text:p>2</text:p>
          </table:table-cell>
          <table:table-cell table:formula="of:=['Inventor-export'.G51]" office:value-type="float" office:value="0" calcext:value-type="float">
            <text:p>0</text:p>
          </table:table-cell>
          <table:table-cell table:formula="of:=['Inventor-export'.H51]" office:value-type="string" office:string-value="12mm Plywood 104x306mm" calcext:value-type="string">
            <text:p>12mm Plywood 104x306mm</text:p>
          </table:table-cell>
          <table:table-cell table:formula="of:=104*306" office:value-type="float" office:value="31824" calcext:value-type="float">
            <text:p>31824</text:p>
          </table:table-cell>
          <table:table-cell office:value-type="float" office:value="400545" calcext:value-type="float">
            <text:p>400545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19.4" calcext:value-type="currency">
            <text:p>19,4000 €</text:p>
          </table:table-cell>
          <table:table-cell office:value-type="string" calcext:value-type="string">
            <text:p>Zuschnitt</text:p>
          </table:table-cell>
          <table:table-cell table:formula="of:=[.G53]/[.K53]*[.M53]*[.D53]" office:value-type="currency" office:currency="EUR" office:value="1.2347712" calcext:value-type="currency">
            <text:p>1,23 €</text:p>
          </table:table-cell>
          <table:table-cell/>
          <table:table-cell table:formula="of:=IF([.P53]*[.M53]=0;&quot; &quot;;[.P53]*[.M53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2]" office:value-type="string" office:string-value="SUCTIONBOX-CAMERABOARD" calcext:value-type="string">
            <text:p>SUCTIONBOX-CAMERABOARD</text:p>
          </table:table-cell>
          <table:table-cell table:formula="of:=['Inventor-export'.D52]" office:value-type="string" office:string-value="Normal" calcext:value-type="string">
            <text:p>Normal</text:p>
          </table:table-cell>
          <table:table-cell table:formula="of:=['Inventor-export'.E52]" office:value-type="float" office:value="1" calcext:value-type="float">
            <text:p>1</text:p>
          </table:table-cell>
          <table:table-cell table:formula="of:=['Inventor-export'.F52]" office:value-type="float" office:value="2" calcext:value-type="float">
            <text:p>2</text:p>
          </table:table-cell>
          <table:table-cell table:formula="of:=['Inventor-export'.G52]" office:value-type="float" office:value="0" calcext:value-type="float">
            <text:p>0</text:p>
          </table:table-cell>
          <table:table-cell table:formula="of:=['Inventor-export'.H52]" office:value-type="string" office:string-value="12mm Plywood 111x330mm" calcext:value-type="string">
            <text:p>12mm Plywood 111x330mm</text:p>
          </table:table-cell>
          <table:table-cell table:formula="of:=111*330" office:value-type="float" office:value="36630" calcext:value-type="float">
            <text:p>36630</text:p>
          </table:table-cell>
          <table:table-cell office:value-type="float" office:value="400545" calcext:value-type="float">
            <text:p>400545</text:p>
          </table:table-cell>
          <table:table-cell office:value-type="string" calcext:value-type="string">
            <text:p>Possling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3"/>
          <table:table-cell office:value-type="currency" office:currency="EUR" office:value="19.4" calcext:value-type="currency">
            <text:p>19,4000 €</text:p>
          </table:table-cell>
          <table:table-cell office:value-type="string" calcext:value-type="string">
            <text:p>Zuschnitt</text:p>
          </table:table-cell>
          <table:table-cell table:formula="of:=[.G54]/[.K54]*[.M54]*[.D54]" office:value-type="currency" office:currency="EUR" office:value="1.421244" calcext:value-type="currency">
            <text:p>1,42 €</text:p>
          </table:table-cell>
          <table:table-cell/>
          <table:table-cell table:formula="of:=IF([.P54]*[.M54]=0;&quot; &quot;;[.P54]*[.M54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6]" office:value-type="string" office:string-value="40X40X10 DC FAN" calcext:value-type="string">
            <text:p>40X40X10 DC FAN</text:p>
          </table:table-cell>
          <table:table-cell table:formula="of:=['Inventor-export'.D56]" office:value-type="string" office:string-value="Normal" calcext:value-type="string">
            <text:p>Normal</text:p>
          </table:table-cell>
          <table:table-cell table:formula="of:=['Inventor-export'.E56]" office:value-type="float" office:value="1" calcext:value-type="float">
            <text:p>1</text:p>
          </table:table-cell>
          <table:table-cell table:formula="of:=['Inventor-export'.F56]" office:value-type="float" office:value="1" calcext:value-type="float">
            <text:p>1</text:p>
          </table:table-cell>
          <table:table-cell table:formula="of:=['Inventor-export'.G56]" office:value-type="float" office:value="0" calcext:value-type="float">
            <text:p>0</text:p>
          </table:table-cell>
          <table:table-cell office:value-type="string" calcext:value-type="string">
            <text:p>Noiseblocker BlackSilent Fan XM2 - 40mm</text:p>
          </table:table-cell>
          <table:table-cell/>
          <table:table-cell office:value-type="string" calcext:value-type="string">
            <text:p>NOISEBLOCK XM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Gehaeuseluefter-40-70-mm/NOISEBLOCK-XM2/3/index.html?ACTION=3&amp;LA=446&amp;ARTICLE=98926&amp;GROUPID=7315&amp;artnr=NOISEBLOCK+XM2&amp;SEARCH=40mm%2Bfan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L55]/[.K55]" office:value-type="currency" office:currency="EUR" office:value="4.7" calcext:value-type="currency">
            <text:p>4,7000 €</text:p>
          </table:table-cell>
          <table:table-cell table:formula="of:=IF(INT([.D55]/[.K55])=0;1;INT([.D55]/[.K55]))" office:value-type="float" office:value="1" calcext:value-type="float">
            <text:p>1</text:p>
          </table:table-cell>
          <table:table-cell table:formula="of:=[.N55]*[.L55]" office:value-type="currency" office:currency="EUR" office:value="4.7" calcext:value-type="currency">
            <text:p>4,70 €</text:p>
          </table:table-cell>
          <table:table-cell table:formula="of:=([.N55]*[.K55])-[.D55]" office:value-type="float" office:value="0" calcext:value-type="float">
            <text:p>0</text:p>
          </table:table-cell>
          <table:table-cell table:formula="of:=IF([.P55]*[.M55]=0;&quot; &quot;;[.P55]*[.M55])" office:value-type="string" office:string-value=" 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USB 3.0 4-Port Hub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1]" office:value-type="float" office:value="1" calcext:value-type="float">
            <text:p>1</text:p>
          </table:table-cell>
          <table:table-cell/>
          <table:table-cell table:formula="of:=['manual-bom'.C11]" office:value-type="string" office:string-value="USB-Hub" calcext:value-type="string">
            <text:p>USB-Hub</text:p>
          </table:table-cell>
          <table:table-cell/>
          <table:table-cell office:value-type="string" calcext:value-type="string">
            <text:p>USB3 4HUB-SW</text:p>
          </table:table-cell>
          <table:table-cell table:formula="of:=['manual-bom'.M11]" office:value-type="string" office:string-value="Reichelt" calcext:value-type="string">
            <text:p>Reichelt</text:p>
          </table:table-cell>
          <table:table-cell table:formula="of:=['manual-bom'.N11]" office:value-type="string" office:string-value="https://www.reichelt.de/USB-Hubs/USB3-4HUB-SW/3/index.html?ACTION=3&amp;LA=446&amp;ARTICLE=133049&amp;GROUPID=6103&amp;artnr=USB3+4HUB-SW&amp;SEARCH=usb%2B3%2Bhub" calcext:value-type="string">
            <text:p>https://www.reichelt.de/USB-Hubs/USB3-4HUB-SW/3/index.html?ACTION=3&amp;LA=446&amp;ARTICLE=133049&amp;GROUPID=6103&amp;artnr=USB3+4HUB-SW&amp;SEARCH=usb%2B3%2Bhub</text:p>
          </table:table-cell>
          <table:table-cell table:formula="of:=['manual-bom'.J11]" office:value-type="float" office:value="1" calcext:value-type="float">
            <text:p>1</text:p>
          </table:table-cell>
          <table:table-cell table:formula="of:=['manual-bom'.K11]" office:value-type="float" office:value="19.95" calcext:value-type="float">
            <text:p>19,95</text:p>
          </table:table-cell>
          <table:table-cell table:formula="of:=[.L56]/[.K56]" office:value-type="currency" office:currency="EUR" office:value="19.95" calcext:value-type="currency">
            <text:p>19,9500 €</text:p>
          </table:table-cell>
          <table:table-cell table:formula="of:=IF(INT([.D56]/[.K56])=0;1;INT([.D56]/[.K56]))" office:value-type="float" office:value="1" calcext:value-type="float">
            <text:p>1</text:p>
          </table:table-cell>
          <table:table-cell table:formula="of:=[.N56]*[.L56]" office:value-type="currency" office:currency="EUR" office:value="19.95" calcext:value-type="currency">
            <text:p>19,95 €</text:p>
          </table:table-cell>
          <table:table-cell/>
          <table:table-cell table:style-name="Default"/>
        </table:table-row>
        <table:table-row table:style-name="ro1">
          <table:table-cell table:formula="of:=['manual-bom'.B12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2]" office:value-type="float" office:value="1" calcext:value-type="float">
            <text:p>1</text:p>
          </table:table-cell>
          <table:table-cell/>
          <table:table-cell table:formula="of:=['manual-bom'.C12]" office:value-type="string" office:string-value="USB-Kabel Arduino" calcext:value-type="string">
            <text:p>USB-Kabel Arduino</text:p>
          </table:table-cell>
          <table:table-cell/>
          <table:table-cell office:value-type="string" calcext:value-type="string">
            <text:p>DELOCK 83897</text:p>
          </table:table-cell>
          <table:table-cell table:formula="of:=['manual-bom'.M12]" office:value-type="string" office:string-value="Reichelt" calcext:value-type="string">
            <text:p>Reichelt</text:p>
          </table:table-cell>
          <table:table-cell table:formula="of:=['manual-bom'.N12]" office:value-type="string" office:string-value="https://www.reichelt.de/USB-Kabel/DELOCK-83897/3/index.html?ACTION=3&amp;LA=2&amp;ARTICLE=164859&amp;GROUPID=6099&amp;artnr=DELOCK+83897&amp;SEARCH=%252A" calcext:value-type="string">
            <text:p>https://www.reichelt.de/USB-Kabel/DELOCK-83897/3/index.html?ACTION=3&amp;LA=2&amp;ARTICLE=164859&amp;GROUPID=6099&amp;artnr=DELOCK+83897&amp;SEARCH=%252A</text:p>
          </table:table-cell>
          <table:table-cell table:formula="of:=['manual-bom'.J12]" office:value-type="float" office:value="1" calcext:value-type="float">
            <text:p>1</text:p>
          </table:table-cell>
          <table:table-cell table:formula="of:=['manual-bom'.K12]" office:value-type="float" office:value="1.25" calcext:value-type="float">
            <text:p>1,25</text:p>
          </table:table-cell>
          <table:table-cell table:formula="of:=[.L57]/[.K57]" office:value-type="currency" office:currency="EUR" office:value="1.25" calcext:value-type="currency">
            <text:p>1,2500 €</text:p>
          </table:table-cell>
          <table:table-cell table:formula="of:=IF(INT([.D57]/[.K57])=0;1;INT([.D57]/[.K57]))" office:value-type="float" office:value="1" calcext:value-type="float">
            <text:p>1</text:p>
          </table:table-cell>
          <table:table-cell table:formula="of:=[.N57]*[.L57]" office:value-type="currency" office:currency="EUR" office:value="1.25" calcext:value-type="currency">
            <text:p>1,25 €</text:p>
          </table:table-cell>
          <table:table-cell/>
          <table:table-cell table:style-name="Default"/>
        </table:table-row>
        <table:table-row table:style-name="ro1">
          <table:table-cell table:formula="of:=['manual-bom'.B13]" office:value-type="string" office:string-value="Neutrik" calcext:value-type="string">
            <text:p>Neutrik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3]" office:value-type="float" office:value="1" calcext:value-type="float">
            <text:p>1</text:p>
          </table:table-cell>
          <table:table-cell/>
          <table:table-cell table:formula="of:=['manual-bom'.C13]" office:value-type="string" office:string-value="Netzwerkbuchse" calcext:value-type="string">
            <text:p>Netzwerkbuchse</text:p>
          </table:table-cell>
          <table:table-cell/>
          <table:table-cell office:value-type="string" calcext:value-type="string">
            <text:p>NEUTRIK NE-8FDP</text:p>
          </table:table-cell>
          <table:table-cell table:formula="of:=['manual-bom'.M13]" office:value-type="string" office:string-value="Reichelt" calcext:value-type="string">
            <text:p>Reichelt</text:p>
          </table:table-cell>
          <table:table-cell table:formula="of:=['manual-bom'.N13]" office:value-type="string" office:string-value="https://www.reichelt.de/NEUTRIK-etherCON/NEUTRIK-NE-8FDP/3/index.html?ACTION=3&amp;LA=446&amp;ARTICLE=63199&amp;GROUPID=7519&amp;artnr=NEUTRIK+NE-8FDP&amp;SEARCH=ethernet%2Beinbaubuchse" calcext:value-type="string">
            <text:p>https://www.reichelt.de/NEUTRIK-etherCON/NEUTRIK-NE-8FDP/3/index.html?ACTION=3&amp;LA=446&amp;ARTICLE=63199&amp;GROUPID=7519&amp;artnr=NEUTRIK+NE-8FDP&amp;SEARCH=ethernet%2Beinbaubuchse</text:p>
          </table:table-cell>
          <table:table-cell table:formula="of:=['manual-bom'.J13]" office:value-type="float" office:value="1" calcext:value-type="float">
            <text:p>1</text:p>
          </table:table-cell>
          <table:table-cell table:formula="of:=['manual-bom'.K13]" office:value-type="float" office:value="9.99" calcext:value-type="float">
            <text:p>9,99</text:p>
          </table:table-cell>
          <table:table-cell table:formula="of:=[.L58]/[.K58]" office:value-type="currency" office:currency="EUR" office:value="9.99" calcext:value-type="currency">
            <text:p>9,9900 €</text:p>
          </table:table-cell>
          <table:table-cell table:formula="of:=IF(INT([.D58]/[.K58])=0;1;INT([.D58]/[.K58]))" office:value-type="float" office:value="1" calcext:value-type="float">
            <text:p>1</text:p>
          </table:table-cell>
          <table:table-cell table:formula="of:=[.N58]*[.L58]" office:value-type="currency" office:currency="EUR" office:value="9.99" calcext:value-type="currency">
            <text:p>9,99 €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chlauchleitung H07RN - 5 x 1,5 mm², 10 m</text:p>
          </table:table-cell>
          <table:table-cell office:value-type="string" calcext:value-type="string">
            <text:p>Purchased</text:p>
          </table:table-cell>
          <table:table-cell/>
          <table:table-cell office:value-type="float" office:value="0.7" calcext:value-type="float">
            <text:p>0,7</text:p>
          </table:table-cell>
          <table:table-cell/>
          <table:table-cell table:formula="of:=['manual-bom'.C16]" office:value-type="string" office:string-value="Schrittmotorkabel" calcext:value-type="string">
            <text:p>Schrittmotorkabel</text:p>
          </table:table-cell>
          <table:table-cell/>
          <table:table-cell office:value-type="string" calcext:value-type="string">
            <text:p>H07RN F515 10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Gummi-Schlauchleitung/H07RN-F515-10M/3/index.html?ACTION=3&amp;LA=2&amp;ARTICLE=24226&amp;GROUPID=5372&amp;artnr=H07RN+F515+10M&amp;SEARCH=%252A</text:p>
          </table:table-cell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,7</text:p>
          </table:table-cell>
          <table:table-cell table:formula="of:=[.L59]/[.K59]" office:value-type="currency" office:currency="EUR" office:value="1.77" calcext:value-type="currency">
            <text:p>1,7700 €</text:p>
          </table:table-cell>
          <table:table-cell table:formula="of:=IF(INT([.D59]/[.K59])=0;1;INT([.D59]/[.K59]))" office:value-type="float" office:value="1" calcext:value-type="float">
            <text:p>1</text:p>
          </table:table-cell>
          <table:table-cell table:formula="of:=[.N59]*[.L59]" office:value-type="currency" office:currency="EUR" office:value="17.7" calcext:value-type="currency">
            <text:p>17,70 €</text:p>
          </table:table-cell>
          <table:table-cell table:formula="of:=([.N59]*[.K59])-[.D59]" office:value-type="float" office:value="9.3" calcext:value-type="float">
            <text:p>9,3</text:p>
          </table:table-cell>
          <table:table-cell table:style-name="Default"/>
        </table:table-row>
        <table:table-row table:style-name="ro1">
          <table:table-cell table:formula="of:=['manual-bom'.B19]" office:value-type="float" office:value="0" calcext:value-type="float">
            <text:p>0</text:p>
          </table:table-cell>
          <table:table-cell office:value-type="string" calcext:value-type="string">
            <text:p>Purchased</text:p>
          </table:table-cell>
          <table:table-cell/>
          <table:table-cell table:formula="of:=['manual-bom'.F19]" office:value-type="float" office:value="1" calcext:value-type="float">
            <text:p>1</text:p>
          </table:table-cell>
          <table:table-cell/>
          <table:table-cell table:formula="of:=['manual-bom'.C19]" office:value-type="string" office:string-value="Endschalter" calcext:value-type="string">
            <text:p>Endschalter</text:p>
          </table:table-cell>
          <table:table-cell/>
          <table:table-cell office:value-type="string" calcext:value-type="string">
            <text:p>AV 444461 J</text:p>
          </table:table-cell>
          <table:table-cell table:formula="of:=['manual-bom'.M19]" office:value-type="string" office:string-value="Reichelt" calcext:value-type="string">
            <text:p>Reichelt</text:p>
          </table:table-cell>
          <table:table-cell table:formula="of:=['manual-bom'.N19]" office:value-type="string" office:string-value="https://www.reichelt.de/Schnappschalter-Endschalter/AV-444461-J/3/index.html?ACTION=3&amp;LA=446&amp;ARTICLE=191409&amp;GROUPID=7599&amp;artnr=AV+444461+J&amp;SEARCH=endschalter" calcext:value-type="string">
            <text:p>https://www.reichelt.de/Schnappschalter-Endschalter/AV-444461-J/3/index.html?ACTION=3&amp;LA=446&amp;ARTICLE=191409&amp;GROUPID=7599&amp;artnr=AV+444461+J&amp;SEARCH=endschalter</text:p>
          </table:table-cell>
          <table:table-cell table:formula="of:=['manual-bom'.J19]" office:value-type="float" office:value="1" calcext:value-type="float">
            <text:p>1</text:p>
          </table:table-cell>
          <table:table-cell table:formula="of:=['manual-bom'.K19]" office:value-type="float" office:value="1.6" calcext:value-type="float">
            <text:p>1,6</text:p>
          </table:table-cell>
          <table:table-cell table:formula="of:=[.L60]/[.K60]" office:value-type="currency" office:currency="EUR" office:value="1.6" calcext:value-type="currency">
            <text:p>1,6000 €</text:p>
          </table:table-cell>
          <table:table-cell table:formula="of:=IF(INT([.D60]/[.K60])=0;1;INT([.D60]/[.K60]))" office:value-type="float" office:value="1" calcext:value-type="float">
            <text:p>1</text:p>
          </table:table-cell>
          <table:table-cell table:formula="of:=[.N60]*[.L60]" office:value-type="currency" office:currency="EUR" office:value="1.6" calcext:value-type="currency">
            <text:p>1,60 €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Kaltgerätebuchse für Stromversorgung</text:p>
          </table:table-cell>
          <table:table-cell/>
          <table:table-cell office:value-type="string" calcext:value-type="string">
            <text:p>KES 1SI</text:p>
          </table:table-cell>
          <table:table-cell office:value-type="string" calcext:value-type="string">
            <text:p>Reichelt</text:p>
          </table:table-cell>
          <table:table-cell table:number-columns-repeated="7"/>
          <table:table-cell table:style-name="Default"/>
        </table:table-row>
        <table:table-row table:style-name="ro1">
          <table:table-cell table:formula="of:=['Inventor-export'.B5]" office:value-type="string" office:string-value="DIN 7985 (Z) - M3x10-Z" calcext:value-type="string">
            <text:p>DIN 7985 (Z) - M3x10-Z</text:p>
          </table:table-cell>
          <table:table-cell table:formula="of:=['Inventor-export'.D5]" office:value-type="string" office:string-value="Purchased" calcext:value-type="string">
            <text:p>Purchased</text:p>
          </table:table-cell>
          <table:table-cell table:formula="of:=['Inventor-export'.E5]" office:value-type="float" office:value="1" calcext:value-type="float">
            <text:p>1</text:p>
          </table:table-cell>
          <table:table-cell table:formula="of:=['Inventor-export'.F5]" office:value-type="float" office:value="4" calcext:value-type="float">
            <text:p>4</text:p>
          </table:table-cell>
          <table:table-cell table:formula="of:=['Inventor-export'.G5]" office:value-type="float" office:value="0" calcext:value-type="float">
            <text:p>0</text:p>
          </table:table-cell>
          <table:table-cell table:formula="of:=['Inventor-export'.H5]" office:value-type="string" office:string-value="Cross recessed raised cheese head screws - Type Z" calcext:value-type="string">
            <text:p>Cross recessed raised cheese head screws - Type Z</text:p>
          </table:table-cell>
          <table:table-cell/>
          <table:table-cell office:value-type="string" calcext:value-type="string">
            <text:p>4460-100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4460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EUR" office:value="21.66" calcext:value-type="currency">
            <text:p>21,66 €</text:p>
          </table:table-cell>
          <table:table-cell table:formula="of:=[.L62]/[.K62]" office:value-type="currency" office:currency="EUR" office:value="0.01083" calcext:value-type="currency">
            <text:p>0,0108 €</text:p>
          </table:table-cell>
          <table:table-cell table:formula="of:=IF(INT([.D62]/[.K62])=0;1;INT([.D62]/[.K62]))" office:value-type="float" office:value="1" calcext:value-type="float">
            <text:p>1</text:p>
          </table:table-cell>
          <table:table-cell table:formula="of:=[.N62]*[.L62]" office:value-type="currency" office:currency="EUR" office:value="21.66" calcext:value-type="currency">
            <text:p>21,66 €</text:p>
          </table:table-cell>
          <table:table-cell table:formula="of:=([.N62]*[.K62])-[.D62]" office:value-type="float" office:value="1996" calcext:value-type="float">
            <text:p>1996</text:p>
          </table:table-cell>
          <table:table-cell table:formula="of:=IF([.P62]*[.M62]=0;&quot; &quot;;[.P62]*[.M62])" office:value-type="currency" office:currency="EUR" office:value="21.61668" calcext:value-type="currency">
            <text:p>21,62 €</text:p>
          </table:table-cell>
        </table:table-row>
        <table:table-row table:style-name="ro1">
          <table:table-cell table:formula="of:=['Inventor-export'.B9]" office:value-type="string" office:string-value="DIN 705 - B8" calcext:value-type="string">
            <text:p>DIN 705 - B8</text:p>
          </table:table-cell>
          <table:table-cell table:formula="of:=['Inventor-export'.D9]" office:value-type="string" office:string-value="Purchased" calcext:value-type="string">
            <text:p>Purchased</text:p>
          </table:table-cell>
          <table:table-cell table:formula="of:=['Inventor-export'.E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'Inventor-export'.G9]" office:value-type="float" office:value="0" calcext:value-type="float">
            <text:p>0</text:p>
          </table:table-cell>
          <table:table-cell table:formula="of:=['Inventor-export'.H9]" office:value-type="string" office:string-value="Adjusting Ring" calcext:value-type="string">
            <text:p>Adjusting Ring</text:p>
          </table:table-cell>
          <table:table-cell/>
          <table:table-cell office:value-type="string" calcext:value-type="string">
            <text:p>1860-370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860</text:p>
          </table:table-cell>
          <table:table-cell office:value-type="float" office:value="5" calcext:value-type="float">
            <text:p>5</text:p>
          </table:table-cell>
          <table:table-cell table:style-name="ce3" office:value-type="currency" office:currency="EUR" office:value="5.53" calcext:value-type="currency">
            <text:p>5,53 €</text:p>
          </table:table-cell>
          <table:table-cell table:formula="of:=[.L63]/[.K63]" office:value-type="currency" office:currency="EUR" office:value="1.106" calcext:value-type="currency">
            <text:p>1,1060 €</text:p>
          </table:table-cell>
          <table:table-cell office:value-type="float" office:value="3" calcext:value-type="float">
            <text:p>3</text:p>
          </table:table-cell>
          <table:table-cell table:formula="of:=[.N63]*[.L63]" office:value-type="currency" office:currency="EUR" office:value="16.59" calcext:value-type="currency">
            <text:p>16,59 €</text:p>
          </table:table-cell>
          <table:table-cell table:formula="of:=([.N63]*[.K63])-[.D63]" office:value-type="float" office:value="3" calcext:value-type="float">
            <text:p>3</text:p>
          </table:table-cell>
          <table:table-cell table:formula="of:=IF([.P63]*[.M63]=0;&quot; &quot;;[.P63]*[.M63])" office:value-type="currency" office:currency="EUR" office:value="3.318" calcext:value-type="currency">
            <text:p>3,32 €</text:p>
          </table:table-cell>
        </table:table-row>
        <table:table-row table:style-name="ro1">
          <table:table-cell table:formula="of:=['Inventor-export'.B12]" office:value-type="string" office:string-value="DIN 7991 - M5x50" calcext:value-type="string">
            <text:p>DIN 7991 - M5x50</text:p>
          </table:table-cell>
          <table:table-cell table:formula="of:=['Inventor-export'.D12]" office:value-type="string" office:string-value="Purchased" calcext:value-type="string">
            <text:p>Purchased</text:p>
          </table:table-cell>
          <table:table-cell table:formula="of:=['Inventor-export'.E12]" office:value-type="float" office:value="1" calcext:value-type="float">
            <text:p>1</text:p>
          </table:table-cell>
          <table:table-cell table:formula="of:=['Inventor-export'.F12]" office:value-type="float" office:value="4" calcext:value-type="float">
            <text:p>4</text:p>
          </table:table-cell>
          <table:table-cell table:formula="of:=['Inventor-export'.G12]" office:value-type="float" office:value="0" calcext:value-type="float">
            <text:p>0</text:p>
          </table:table-cell>
          <table:table-cell table:formula="of:=['Inventor-export'.H12]" office:value-type="string" office:string-value="Hexagon socket countersunk head cap screws" calcext:value-type="string">
            <text:p>Hexagon socket countersunk head cap screws</text:p>
          </table:table-cell>
          <table:table-cell/>
          <table:table-cell office:value-type="string" calcext:value-type="string">
            <text:p>2600-866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600</text:p>
          </table:table-cell>
          <table:table-cell office:value-type="float" office:value="25" calcext:value-type="float">
            <text:p>25</text:p>
          </table:table-cell>
          <table:table-cell table:style-name="ce3" office:value-type="currency" office:currency="EUR" office:value="4" calcext:value-type="currency">
            <text:p>4,00 €</text:p>
          </table:table-cell>
          <table:table-cell table:formula="of:=[.L64]/[.K64]" office:value-type="currency" office:currency="EUR" office:value="0.16" calcext:value-type="currency">
            <text:p>0,1600 €</text:p>
          </table:table-cell>
          <table:table-cell table:formula="of:=IF(INT([.D64]/[.K64])=0;1;INT([.D64]/[.K64]))" office:value-type="float" office:value="1" calcext:value-type="float">
            <text:p>1</text:p>
          </table:table-cell>
          <table:table-cell table:formula="of:=[.N64]*[.L64]" office:value-type="currency" office:currency="EUR" office:value="4" calcext:value-type="currency">
            <text:p>4,00 €</text:p>
          </table:table-cell>
          <table:table-cell table:formula="of:=([.N64]*[.K64])-[.D64]" office:value-type="float" office:value="21" calcext:value-type="float">
            <text:p>21</text:p>
          </table:table-cell>
          <table:table-cell table:formula="of:=IF([.P64]*[.M64]=0;&quot; &quot;;[.P64]*[.M64])" office:value-type="currency" office:currency="EUR" office:value="3.36" calcext:value-type="currency">
            <text:p>3,36 €</text:p>
          </table:table-cell>
        </table:table-row>
        <table:table-row table:style-name="ro1">
          <table:table-cell table:formula="of:=['Inventor-export'.B13]" office:value-type="string" office:string-value="DIN 125-1 - B 5,3" calcext:value-type="string">
            <text:p>DIN 125-1 - B 5,3</text:p>
          </table:table-cell>
          <table:table-cell table:formula="of:=['Inventor-export'.D13]" office:value-type="string" office:string-value="Purchased" calcext:value-type="string">
            <text:p>Purchased</text:p>
          </table:table-cell>
          <table:table-cell table:formula="of:=['Inventor-export'.E13]" office:value-type="float" office:value="1" calcext:value-type="float">
            <text:p>1</text:p>
          </table:table-cell>
          <table:table-cell table:formula="of:=['Inventor-export'.F13]" office:value-type="float" office:value="4" calcext:value-type="float">
            <text:p>4</text:p>
          </table:table-cell>
          <table:table-cell table:formula="of:=['Inventor-export'.G13]" office:value-type="float" office:value="0" calcext:value-type="float">
            <text:p>0</text:p>
          </table:table-cell>
          <table:table-cell table:formula="of:=['Inventor-export'.H13]" office:value-type="string" office:string-value="Washer" calcext:value-type="string">
            <text:p>Washer</text:p>
          </table:table-cell>
          <table:table-cell/>
          <table:table-cell office:value-type="string" calcext:value-type="string">
            <text:p>1490-210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90</text:p>
          </table:table-cell>
          <table:table-cell office:value-type="float" office:value="200" calcext:value-type="float">
            <text:p>200</text:p>
          </table:table-cell>
          <table:table-cell table:style-name="ce3" office:value-type="currency" office:currency="EUR" office:value="1.38" calcext:value-type="currency">
            <text:p>1,38 €</text:p>
          </table:table-cell>
          <table:table-cell table:formula="of:=[.L65]/[.K65]" office:value-type="currency" office:currency="EUR" office:value="0.0069" calcext:value-type="currency">
            <text:p>0,0069 €</text:p>
          </table:table-cell>
          <table:table-cell table:formula="of:=IF(INT([.D65]/[.K65])=0;1;INT([.D65]/[.K65]))" office:value-type="float" office:value="1" calcext:value-type="float">
            <text:p>1</text:p>
          </table:table-cell>
          <table:table-cell table:formula="of:=[.N65]*[.L65]" office:value-type="currency" office:currency="EUR" office:value="1.38" calcext:value-type="currency">
            <text:p>1,38 €</text:p>
          </table:table-cell>
          <table:table-cell table:formula="of:=([.N65]*[.K65])-[.D65]" office:value-type="float" office:value="196" calcext:value-type="float">
            <text:p>196</text:p>
          </table:table-cell>
          <table:table-cell table:formula="of:=IF([.P65]*[.M65]=0;&quot; &quot;;[.P65]*[.M65])" office:value-type="currency" office:currency="EUR" office:value="1.3524" calcext:value-type="currency">
            <text:p>1,35 €</text:p>
          </table:table-cell>
        </table:table-row>
        <table:table-row table:style-name="ro1">
          <table:table-cell table:formula="of:=['Inventor-export'.B14]" office:value-type="string" office:string-value="ISO 4032 - M5" calcext:value-type="string">
            <text:p>ISO 4032 - M5</text:p>
          </table:table-cell>
          <table:table-cell table:formula="of:=['Inventor-export'.D14]" office:value-type="string" office:string-value="Purchased" calcext:value-type="string">
            <text:p>Purchased</text:p>
          </table:table-cell>
          <table:table-cell table:formula="of:=['Inventor-export'.E14]" office:value-type="float" office:value="1" calcext:value-type="float">
            <text:p>1</text:p>
          </table:table-cell>
          <table:table-cell table:formula="of:=['Inventor-export'.F14]" office:value-type="float" office:value="4" calcext:value-type="float">
            <text:p>4</text:p>
          </table:table-cell>
          <table:table-cell table:formula="of:=['Inventor-export'.G14]" office:value-type="float" office:value="0" calcext:value-type="float">
            <text:p>0</text:p>
          </table:table-cell>
          <table:table-cell table:formula="of:=['Inventor-export'.H14]" office:value-type="string" office:string-value="Hex Nut" calcext:value-type="string">
            <text:p>Hex Nut</text:p>
          </table:table-cell>
          <table:table-cell/>
          <table:table-cell office:value-type="string" calcext:value-type="string">
            <text:p>2888-012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888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1.68" calcext:value-type="currency">
            <text:p>1,68 €</text:p>
          </table:table-cell>
          <table:table-cell table:formula="of:=[.L66]/[.K66]" office:value-type="currency" office:currency="EUR" office:value="0.0168" calcext:value-type="currency">
            <text:p>0,0168 €</text:p>
          </table:table-cell>
          <table:table-cell table:formula="of:=IF(INT([.D66]/[.K66])=0;1;INT([.D66]/[.K66]))" office:value-type="float" office:value="1" calcext:value-type="float">
            <text:p>1</text:p>
          </table:table-cell>
          <table:table-cell table:formula="of:=[.N66]*[.L66]" office:value-type="currency" office:currency="EUR" office:value="1.68" calcext:value-type="currency">
            <text:p>1,68 €</text:p>
          </table:table-cell>
          <table:table-cell table:formula="of:=([.N66]*[.K66])-[.D66]" office:value-type="float" office:value="96" calcext:value-type="float">
            <text:p>96</text:p>
          </table:table-cell>
          <table:table-cell table:formula="of:=IF([.P66]*[.M66]=0;&quot; &quot;;[.P66]*[.M66])" office:value-type="currency" office:currency="EUR" office:value="1.6128" calcext:value-type="currency">
            <text:p>1,61 €</text:p>
          </table:table-cell>
        </table:table-row>
        <table:table-row table:style-name="ro1">
          <table:table-cell table:formula="of:=['Inventor-export'.B15]" office:value-type="string" office:string-value="Screws for wood 4x16" calcext:value-type="string">
            <text:p>Screws for wood 4x16</text:p>
          </table:table-cell>
          <table:table-cell table:formula="of:=['Inventor-export'.D15]" office:value-type="string" office:string-value="Normal" calcext:value-type="string">
            <text:p>Normal</text:p>
          </table:table-cell>
          <table:table-cell table:formula="of:=['Inventor-export'.E15]" office:value-type="float" office:value="1" calcext:value-type="float">
            <text:p>1</text:p>
          </table:table-cell>
          <table:table-cell table:formula="of:=['Inventor-export'.F15]" office:value-type="float" office:value="13" calcext:value-type="float">
            <text:p>13</text:p>
          </table:table-cell>
          <table:table-cell table:formula="of:=['Inventor-export'.G15]" office:value-type="float" office:value="0" calcext:value-type="float">
            <text:p>0</text:p>
          </table:table-cell>
          <table:table-cell table:formula="of:=['Inventor-export'.H15]" office:value-type="float" office:value="0" calcext:value-type="float">
            <text:p>0</text:p>
          </table:table-cell>
          <table:table-cell/>
          <table:table-cell office:value-type="string" calcext:value-type="string">
            <text:p>1402-854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02&amp;Diameter=4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2.31" calcext:value-type="currency">
            <text:p>2,31 €</text:p>
          </table:table-cell>
          <table:table-cell table:formula="of:=[.L67]/[.K67]" office:value-type="currency" office:currency="EUR" office:value="0.0231" calcext:value-type="currency">
            <text:p>0,0231 €</text:p>
          </table:table-cell>
          <table:table-cell table:formula="of:=IF(INT([.D67]/[.K67])=0;1;INT([.D67]/[.K67]))" office:value-type="float" office:value="1" calcext:value-type="float">
            <text:p>1</text:p>
          </table:table-cell>
          <table:table-cell table:formula="of:=[.N67]*[.L67]" office:value-type="currency" office:currency="EUR" office:value="2.31" calcext:value-type="currency">
            <text:p>2,31 €</text:p>
          </table:table-cell>
          <table:table-cell table:formula="of:=([.N67]*[.K67])-[.D67]" office:value-type="float" office:value="87" calcext:value-type="float">
            <text:p>87</text:p>
          </table:table-cell>
          <table:table-cell table:formula="of:=IF([.P67]*[.M67]=0;&quot; &quot;;[.P67]*[.M67])" office:value-type="currency" office:currency="EUR" office:value="2.0097" calcext:value-type="currency">
            <text:p>2,01 €</text:p>
          </table:table-cell>
        </table:table-row>
        <table:table-row table:style-name="ro1">
          <table:table-cell table:formula="of:=['Inventor-export'.B17]" office:value-type="string" office:string-value="DIN 580 - M8" calcext:value-type="string">
            <text:p>DIN 580 - M8</text:p>
          </table:table-cell>
          <table:table-cell table:formula="of:=['Inventor-export'.D17]" office:value-type="string" office:string-value="Purchased" calcext:value-type="string">
            <text:p>Purchased</text:p>
          </table:table-cell>
          <table:table-cell table:formula="of:=['Inventor-export'.E17]" office:value-type="float" office:value="1" calcext:value-type="float">
            <text:p>1</text:p>
          </table:table-cell>
          <table:table-cell table:formula="of:=['Inventor-export'.F17]" office:value-type="float" office:value="2" calcext:value-type="float">
            <text:p>2</text:p>
          </table:table-cell>
          <table:table-cell table:formula="of:=['Inventor-export'.G17]" office:value-type="float" office:value="0" calcext:value-type="float">
            <text:p>0</text:p>
          </table:table-cell>
          <table:table-cell table:formula="of:=['Inventor-export'.H17]" office:value-type="string" office:string-value="Lifting Eyebolt" calcext:value-type="string">
            <text:p>Lifting Eyebolt</text:p>
          </table:table-cell>
          <table:table-cell/>
          <table:table-cell office:value-type="string" calcext:value-type="string">
            <text:p>3680-366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3680&amp;Diameter=25</text:p>
          </table:table-cell>
          <table:table-cell office:value-type="float" office:value="25" calcext:value-type="float">
            <text:p>25</text:p>
          </table:table-cell>
          <table:table-cell table:style-name="ce3" office:value-type="currency" office:currency="EUR" office:value="4.97" calcext:value-type="currency">
            <text:p>4,97 €</text:p>
          </table:table-cell>
          <table:table-cell table:formula="of:=[.L68]/[.K68]" office:value-type="currency" office:currency="EUR" office:value="0.1988" calcext:value-type="currency">
            <text:p>0,1988 €</text:p>
          </table:table-cell>
          <table:table-cell table:formula="of:=IF(INT([.D68]/[.K68])=0;1;INT([.D68]/[.K68]))" office:value-type="float" office:value="1" calcext:value-type="float">
            <text:p>1</text:p>
          </table:table-cell>
          <table:table-cell table:formula="of:=[.N68]*[.L68]" office:value-type="currency" office:currency="EUR" office:value="4.97" calcext:value-type="currency">
            <text:p>4,97 €</text:p>
          </table:table-cell>
          <table:table-cell table:formula="of:=([.N68]*[.K68])-[.D68]" office:value-type="float" office:value="23" calcext:value-type="float">
            <text:p>23</text:p>
          </table:table-cell>
          <table:table-cell table:formula="of:=IF([.P68]*[.M68]=0;&quot; &quot;;[.P68]*[.M68])" office:value-type="currency" office:currency="EUR" office:value="4.5724" calcext:value-type="currency">
            <text:p>4,57 €</text:p>
          </table:table-cell>
        </table:table-row>
        <table:table-row table:style-name="ro1">
          <table:table-cell table:formula="of:=['Inventor-export'.B18]" office:value-type="string" office:string-value="Screws for wood 4x40" calcext:value-type="string">
            <text:p>Screws for wood 4x40</text:p>
          </table:table-cell>
          <table:table-cell table:formula="of:=['Inventor-export'.D18]" office:value-type="string" office:string-value="Normal" calcext:value-type="string">
            <text:p>Normal</text:p>
          </table:table-cell>
          <table:table-cell table:formula="of:=['Inventor-export'.E18]" office:value-type="float" office:value="1" calcext:value-type="float">
            <text:p>1</text:p>
          </table:table-cell>
          <table:table-cell table:formula="of:=['Inventor-export'.F18]" office:value-type="float" office:value="69" calcext:value-type="float">
            <text:p>69</text:p>
          </table:table-cell>
          <table:table-cell table:formula="of:=['Inventor-export'.G18]" office:value-type="float" office:value="0" calcext:value-type="float">
            <text:p>0</text:p>
          </table:table-cell>
          <table:table-cell table:formula="of:=['Inventor-export'.H18]" office:value-type="float" office:value="0" calcext:value-type="float">
            <text:p>0</text:p>
          </table:table-cell>
          <table:table-cell/>
          <table:table-cell office:value-type="string" calcext:value-type="string">
            <text:p>1402-864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02&amp;Diameter=4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2.45" calcext:value-type="currency">
            <text:p>2,45 €</text:p>
          </table:table-cell>
          <table:table-cell table:formula="of:=[.L69]/[.K69]" office:value-type="currency" office:currency="EUR" office:value="0.0245" calcext:value-type="currency">
            <text:p>0,0245 €</text:p>
          </table:table-cell>
          <table:table-cell table:formula="of:=IF(INT([.D69]/[.K69])=0;1;INT([.D69]/[.K69]))" office:value-type="float" office:value="1" calcext:value-type="float">
            <text:p>1</text:p>
          </table:table-cell>
          <table:table-cell table:formula="of:=[.N69]*[.L69]" office:value-type="currency" office:currency="EUR" office:value="2.45" calcext:value-type="currency">
            <text:p>2,45 €</text:p>
          </table:table-cell>
          <table:table-cell table:formula="of:=([.N69]*[.K69])-[.D69]" office:value-type="float" office:value="31" calcext:value-type="float">
            <text:p>31</text:p>
          </table:table-cell>
          <table:table-cell table:formula="of:=IF([.P69]*[.M69]=0;&quot; &quot;;[.P69]*[.M69])" office:value-type="currency" office:currency="EUR" office:value="0.7595" calcext:value-type="currency">
            <text:p>0,76 €</text:p>
          </table:table-cell>
        </table:table-row>
        <table:table-row table:style-name="ro1">
          <table:table-cell table:formula="of:=['Inventor-export'.B19]" office:value-type="string" office:string-value="ISO 4017 - M4 x 25" calcext:value-type="string">
            <text:p>ISO 4017 - M4 x 25</text:p>
          </table:table-cell>
          <table:table-cell table:formula="of:=['Inventor-export'.D19]" office:value-type="string" office:string-value="Purchased" calcext:value-type="string">
            <text:p>Purchased</text:p>
          </table:table-cell>
          <table:table-cell table:formula="of:=['Inventor-export'.E19]" office:value-type="float" office:value="1" calcext:value-type="float">
            <text:p>1</text:p>
          </table:table-cell>
          <table:table-cell table:formula="of:=['Inventor-export'.F19]" office:value-type="float" office:value="4" calcext:value-type="float">
            <text:p>4</text:p>
          </table:table-cell>
          <table:table-cell table:formula="of:=['Inventor-export'.G19]" office:value-type="float" office:value="0" calcext:value-type="float">
            <text:p>0</text:p>
          </table:table-cell>
          <table:table-cell table:formula="of:=['Inventor-export'.H19]" office:value-type="string" office:string-value="Hexagon head screws" calcext:value-type="string">
            <text:p>Hexagon head screws</text:p>
          </table:table-cell>
          <table:table-cell/>
          <table:table-cell office:value-type="string" calcext:value-type="string">
            <text:p>2748-021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748&amp;Diameter=4</text:p>
          </table:table-cell>
          <table:table-cell office:value-type="float" office:value="50" calcext:value-type="float">
            <text:p>50</text:p>
          </table:table-cell>
          <table:table-cell table:style-name="ce3" office:value-type="currency" office:currency="EUR" office:value="3.49" calcext:value-type="currency">
            <text:p>3,49 €</text:p>
          </table:table-cell>
          <table:table-cell table:formula="of:=[.L70]/[.K70]" office:value-type="currency" office:currency="EUR" office:value="0.0698" calcext:value-type="currency">
            <text:p>0,0698 €</text:p>
          </table:table-cell>
          <table:table-cell table:formula="of:=IF(INT([.D70]/[.K70])=0;1;INT([.D70]/[.K70]))" office:value-type="float" office:value="1" calcext:value-type="float">
            <text:p>1</text:p>
          </table:table-cell>
          <table:table-cell table:formula="of:=[.N70]*[.L70]" office:value-type="currency" office:currency="EUR" office:value="3.49" calcext:value-type="currency">
            <text:p>3,49 €</text:p>
          </table:table-cell>
          <table:table-cell table:formula="of:=([.N70]*[.K70])-[.D70]" office:value-type="float" office:value="46" calcext:value-type="float">
            <text:p>46</text:p>
          </table:table-cell>
          <table:table-cell table:formula="of:=IF([.P70]*[.M70]=0;&quot; &quot;;[.P70]*[.M70])" office:value-type="currency" office:currency="EUR" office:value="3.2108" calcext:value-type="currency">
            <text:p>3,21 €</text:p>
          </table:table-cell>
        </table:table-row>
        <table:table-row table:style-name="ro1">
          <table:table-cell table:formula="of:=['Inventor-export'.B20]" office:value-type="string" office:string-value="DIN 125-1 - B 4,3" calcext:value-type="string">
            <text:p>DIN 125-1 - B 4,3</text:p>
          </table:table-cell>
          <table:table-cell table:formula="of:=['Inventor-export'.D20]" office:value-type="string" office:string-value="Purchased" calcext:value-type="string">
            <text:p>Purchased</text:p>
          </table:table-cell>
          <table:table-cell table:formula="of:=['Inventor-export'.E20]" office:value-type="float" office:value="1" calcext:value-type="float">
            <text:p>1</text:p>
          </table:table-cell>
          <table:table-cell table:formula="of:=['Inventor-export'.F20]" office:value-type="float" office:value="4" calcext:value-type="float">
            <text:p>4</text:p>
          </table:table-cell>
          <table:table-cell table:formula="of:=['Inventor-export'.G20]" office:value-type="float" office:value="0" calcext:value-type="float">
            <text:p>0</text:p>
          </table:table-cell>
          <table:table-cell table:formula="of:=['Inventor-export'.H20]" office:value-type="string" office:string-value="Washer" calcext:value-type="string">
            <text:p>Washer</text:p>
          </table:table-cell>
          <table:table-cell/>
          <table:table-cell office:value-type="string" calcext:value-type="string">
            <text:p>1490-208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90</text:p>
          </table:table-cell>
          <table:table-cell office:value-type="float" office:value="200" calcext:value-type="float">
            <text:p>200</text:p>
          </table:table-cell>
          <table:table-cell table:style-name="ce3" office:value-type="currency" office:currency="EUR" office:value="1.19" calcext:value-type="currency">
            <text:p>1,19 €</text:p>
          </table:table-cell>
          <table:table-cell table:formula="of:=[.L71]/[.K71]" office:value-type="currency" office:currency="EUR" office:value="0.00595" calcext:value-type="currency">
            <text:p>0,0060 €</text:p>
          </table:table-cell>
          <table:table-cell table:formula="of:=IF(INT([.D71]/[.K71])=0;1;INT([.D71]/[.K71]))" office:value-type="float" office:value="1" calcext:value-type="float">
            <text:p>1</text:p>
          </table:table-cell>
          <table:table-cell table:formula="of:=[.N71]*[.L71]" office:value-type="currency" office:currency="EUR" office:value="1.19" calcext:value-type="currency">
            <text:p>1,19 €</text:p>
          </table:table-cell>
          <table:table-cell table:formula="of:=([.N71]*[.K71])-[.D71]" office:value-type="float" office:value="196" calcext:value-type="float">
            <text:p>196</text:p>
          </table:table-cell>
          <table:table-cell table:formula="of:=IF([.P71]*[.M71]=0;&quot; &quot;;[.P71]*[.M71])" office:value-type="currency" office:currency="EUR" office:value="1.1662" calcext:value-type="currency">
            <text:p>1,17 €</text:p>
          </table:table-cell>
        </table:table-row>
        <table:table-row table:style-name="ro1">
          <table:table-cell table:formula="of:=['Inventor-export'.B21]" office:value-type="string" office:string-value="ISO 4032 - M4" calcext:value-type="string">
            <text:p>ISO 4032 - M4</text:p>
          </table:table-cell>
          <table:table-cell table:formula="of:=['Inventor-export'.D21]" office:value-type="string" office:string-value="Purchased" calcext:value-type="string">
            <text:p>Purchased</text:p>
          </table:table-cell>
          <table:table-cell table:formula="of:=['Inventor-export'.E21]" office:value-type="float" office:value="1" calcext:value-type="float">
            <text:p>1</text:p>
          </table:table-cell>
          <table:table-cell table:formula="of:=['Inventor-export'.F21]" office:value-type="float" office:value="4" calcext:value-type="float">
            <text:p>4</text:p>
          </table:table-cell>
          <table:table-cell table:formula="of:=['Inventor-export'.G21]" office:value-type="float" office:value="0" calcext:value-type="float">
            <text:p>0</text:p>
          </table:table-cell>
          <table:table-cell table:formula="of:=['Inventor-export'.H21]" office:value-type="string" office:string-value="Hex Nut" calcext:value-type="string">
            <text:p>Hex Nut</text:p>
          </table:table-cell>
          <table:table-cell/>
          <table:table-cell office:value-type="string" calcext:value-type="string">
            <text:p>2888-010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888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1.78" calcext:value-type="currency">
            <text:p>1,78 €</text:p>
          </table:table-cell>
          <table:table-cell table:formula="of:=[.L72]/[.K72]" office:value-type="currency" office:currency="EUR" office:value="0.0178" calcext:value-type="currency">
            <text:p>0,0178 €</text:p>
          </table:table-cell>
          <table:table-cell table:formula="of:=IF(INT([.D72]/[.K72])=0;1;INT([.D72]/[.K72]))" office:value-type="float" office:value="1" calcext:value-type="float">
            <text:p>1</text:p>
          </table:table-cell>
          <table:table-cell table:formula="of:=[.N72]*[.L72]" office:value-type="currency" office:currency="EUR" office:value="1.78" calcext:value-type="currency">
            <text:p>1,78 €</text:p>
          </table:table-cell>
          <table:table-cell table:formula="of:=([.N72]*[.K72])-[.D72]" office:value-type="float" office:value="96" calcext:value-type="float">
            <text:p>96</text:p>
          </table:table-cell>
          <table:table-cell table:formula="of:=IF([.P72]*[.M72]=0;&quot; &quot;;[.P72]*[.M72])" office:value-type="currency" office:currency="EUR" office:value="1.7088" calcext:value-type="currency">
            <text:p>1,71 €</text:p>
          </table:table-cell>
        </table:table-row>
        <table:table-row table:style-name="ro1">
          <table:table-cell table:formula="of:=['Inventor-export'.B26]" office:value-type="string" office:string-value="Screws for wood 4x20" calcext:value-type="string">
            <text:p>Screws for wood 4x20</text:p>
          </table:table-cell>
          <table:table-cell table:formula="of:=['Inventor-export'.D26]" office:value-type="string" office:string-value="Normal" calcext:value-type="string">
            <text:p>Normal</text:p>
          </table:table-cell>
          <table:table-cell table:formula="of:=['Inventor-export'.E26]" office:value-type="float" office:value="1" calcext:value-type="float">
            <text:p>1</text:p>
          </table:table-cell>
          <table:table-cell table:formula="of:=['Inventor-export'.F26]" office:value-type="float" office:value="48" calcext:value-type="float">
            <text:p>48</text:p>
          </table:table-cell>
          <table:table-cell table:formula="of:=['Inventor-export'.G26]" office:value-type="float" office:value="0" calcext:value-type="float">
            <text:p>0</text:p>
          </table:table-cell>
          <table:table-cell table:formula="of:=['Inventor-export'.H26]" office:value-type="float" office:value="0" calcext:value-type="float">
            <text:p>0</text:p>
          </table:table-cell>
          <table:table-cell/>
          <table:table-cell office:value-type="string" calcext:value-type="string">
            <text:p>1402-856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02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2.5" calcext:value-type="currency">
            <text:p>2,50 €</text:p>
          </table:table-cell>
          <table:table-cell table:formula="of:=[.L73]/[.K73]" office:value-type="currency" office:currency="EUR" office:value="0.025" calcext:value-type="currency">
            <text:p>0,0250 €</text:p>
          </table:table-cell>
          <table:table-cell table:formula="of:=IF(INT([.D73]/[.K73])=0;1;INT([.D73]/[.K73]))" office:value-type="float" office:value="1" calcext:value-type="float">
            <text:p>1</text:p>
          </table:table-cell>
          <table:table-cell table:formula="of:=[.N73]*[.L73]" office:value-type="currency" office:currency="EUR" office:value="2.5" calcext:value-type="currency">
            <text:p>2,50 €</text:p>
          </table:table-cell>
          <table:table-cell table:formula="of:=([.N73]*[.K73])-[.D73]" office:value-type="float" office:value="52" calcext:value-type="float">
            <text:p>52</text:p>
          </table:table-cell>
          <table:table-cell table:formula="of:=IF([.P73]*[.M73]=0;&quot; &quot;;[.P73]*[.M73])" office:value-type="currency" office:currency="EUR" office:value="1.3" calcext:value-type="currency">
            <text:p>1,30 €</text:p>
          </table:table-cell>
        </table:table-row>
        <table:table-row table:style-name="ro1">
          <table:table-cell table:formula="of:=['Inventor-export'.B28]" office:value-type="string" office:string-value="DIN 603 - M6 x 25" calcext:value-type="string">
            <text:p>DIN 603 - M6 x 25</text:p>
          </table:table-cell>
          <table:table-cell table:formula="of:=['Inventor-export'.D28]" office:value-type="string" office:string-value="Purchased" calcext:value-type="string">
            <text:p>Purchased</text:p>
          </table:table-cell>
          <table:table-cell table:formula="of:=['Inventor-export'.E28]" office:value-type="float" office:value="1" calcext:value-type="float">
            <text:p>1</text:p>
          </table:table-cell>
          <table:table-cell table:formula="of:=['Inventor-export'.F28]" office:value-type="float" office:value="2" calcext:value-type="float">
            <text:p>2</text:p>
          </table:table-cell>
          <table:table-cell table:formula="of:=['Inventor-export'.G28]" office:value-type="float" office:value="0" calcext:value-type="float">
            <text:p>0</text:p>
          </table:table-cell>
          <table:table-cell table:formula="of:=['Inventor-export'.H28]" office:value-type="string" office:string-value="Cup Head Square Neck Bolt" calcext:value-type="string">
            <text:p>Cup Head Square Neck Bolt</text:p>
          </table:table-cell>
          <table:table-cell/>
          <table:table-cell office:value-type="string" calcext:value-type="string">
            <text:p>2296-494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296</text:p>
          </table:table-cell>
          <table:table-cell office:value-type="float" office:value="50" calcext:value-type="float">
            <text:p>50</text:p>
          </table:table-cell>
          <table:table-cell table:style-name="ce3" office:value-type="currency" office:currency="EUR" office:value="8.72" calcext:value-type="currency">
            <text:p>8,72 €</text:p>
          </table:table-cell>
          <table:table-cell table:formula="of:=[.L74]/[.K74]" office:value-type="currency" office:currency="EUR" office:value="0.1744" calcext:value-type="currency">
            <text:p>0,1744 €</text:p>
          </table:table-cell>
          <table:table-cell table:formula="of:=IF(INT([.D74]/[.K74])=0;1;INT([.D74]/[.K74]))" office:value-type="float" office:value="1" calcext:value-type="float">
            <text:p>1</text:p>
          </table:table-cell>
          <table:table-cell table:formula="of:=[.N74]*[.L74]" office:value-type="currency" office:currency="EUR" office:value="8.72" calcext:value-type="currency">
            <text:p>8,72 €</text:p>
          </table:table-cell>
          <table:table-cell table:formula="of:=([.N74]*[.K74])-[.D74]" office:value-type="float" office:value="48" calcext:value-type="float">
            <text:p>48</text:p>
          </table:table-cell>
          <table:table-cell table:formula="of:=IF([.P74]*[.M74]=0;&quot; &quot;;[.P74]*[.M74])" office:value-type="currency" office:currency="EUR" office:value="8.3712" calcext:value-type="currency">
            <text:p>8,37 €</text:p>
          </table:table-cell>
        </table:table-row>
        <table:table-row table:style-name="ro1">
          <table:table-cell table:formula="of:=['Inventor-export'.B30]" office:value-type="string" office:string-value="DIN 125-1 - B 6,4" calcext:value-type="string">
            <text:p>DIN 125-1 - B 6,4</text:p>
          </table:table-cell>
          <table:table-cell table:formula="of:=['Inventor-export'.D30]" office:value-type="string" office:string-value="Purchased" calcext:value-type="string">
            <text:p>Purchased</text:p>
          </table:table-cell>
          <table:table-cell table:formula="of:=['Inventor-export'.E30]" office:value-type="float" office:value="1" calcext:value-type="float">
            <text:p>1</text:p>
          </table:table-cell>
          <table:table-cell table:formula="of:=['Inventor-export'.F30]" office:value-type="float" office:value="2" calcext:value-type="float">
            <text:p>2</text:p>
          </table:table-cell>
          <table:table-cell table:formula="of:=['Inventor-export'.G30]" office:value-type="float" office:value="0" calcext:value-type="float">
            <text:p>0</text:p>
          </table:table-cell>
          <table:table-cell table:formula="of:=['Inventor-export'.H30]" office:value-type="string" office:string-value="Washer" calcext:value-type="string">
            <text:p>Washer</text:p>
          </table:table-cell>
          <table:table-cell/>
          <table:table-cell office:value-type="string" calcext:value-type="string">
            <text:p>1490-212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90</text:p>
          </table:table-cell>
          <table:table-cell office:value-type="float" office:value="200" calcext:value-type="float">
            <text:p>200</text:p>
          </table:table-cell>
          <table:table-cell table:style-name="ce3" office:value-type="currency" office:currency="EUR" office:value="2.19" calcext:value-type="currency">
            <text:p>2,19 €</text:p>
          </table:table-cell>
          <table:table-cell table:formula="of:=[.L75]/[.K75]" office:value-type="currency" office:currency="EUR" office:value="0.01095" calcext:value-type="currency">
            <text:p>0,0110 €</text:p>
          </table:table-cell>
          <table:table-cell table:formula="of:=IF(INT([.D75]/[.K75])=0;1;INT([.D75]/[.K75]))" office:value-type="float" office:value="1" calcext:value-type="float">
            <text:p>1</text:p>
          </table:table-cell>
          <table:table-cell table:formula="of:=[.N75]*[.L75]" office:value-type="currency" office:currency="EUR" office:value="2.19" calcext:value-type="currency">
            <text:p>2,19 €</text:p>
          </table:table-cell>
          <table:table-cell table:formula="of:=([.N75]*[.K75])-[.D75]" office:value-type="float" office:value="198" calcext:value-type="float">
            <text:p>198</text:p>
          </table:table-cell>
          <table:table-cell table:formula="of:=IF([.P75]*[.M75]=0;&quot; &quot;;[.P75]*[.M75])" office:value-type="currency" office:currency="EUR" office:value="2.1681" calcext:value-type="currency">
            <text:p>2,17 €</text:p>
          </table:table-cell>
        </table:table-row>
        <table:table-row table:style-name="ro1">
          <table:table-cell table:formula="of:=['Inventor-export'.B31]" office:value-type="string" office:string-value="ISO 4032 - M6" calcext:value-type="string">
            <text:p>ISO 4032 - M6</text:p>
          </table:table-cell>
          <table:table-cell table:formula="of:=['Inventor-export'.D31]" office:value-type="string" office:string-value="Purchased" calcext:value-type="string">
            <text:p>Purchased</text:p>
          </table:table-cell>
          <table:table-cell table:formula="of:=['Inventor-export'.E31]" office:value-type="float" office:value="1" calcext:value-type="float">
            <text:p>1</text:p>
          </table:table-cell>
          <table:table-cell table:formula="of:=['Inventor-export'.F31]" office:value-type="float" office:value="2" calcext:value-type="float">
            <text:p>2</text:p>
          </table:table-cell>
          <table:table-cell table:formula="of:=['Inventor-export'.G31]" office:value-type="float" office:value="0" calcext:value-type="float">
            <text:p>0</text:p>
          </table:table-cell>
          <table:table-cell table:formula="of:=['Inventor-export'.H31]" office:value-type="string" office:string-value="Hex Nut" calcext:value-type="string">
            <text:p>Hex Nut</text:p>
          </table:table-cell>
          <table:table-cell/>
          <table:table-cell office:value-type="string" calcext:value-type="string">
            <text:p>2888-014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888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1.98" calcext:value-type="currency">
            <text:p>1,98 €</text:p>
          </table:table-cell>
          <table:table-cell table:formula="of:=[.L76]/[.K76]" office:value-type="currency" office:currency="EUR" office:value="0.0198" calcext:value-type="currency">
            <text:p>0,0198 €</text:p>
          </table:table-cell>
          <table:table-cell table:formula="of:=IF(INT([.D76]/[.K76])=0;1;INT([.D76]/[.K76]))" office:value-type="float" office:value="1" calcext:value-type="float">
            <text:p>1</text:p>
          </table:table-cell>
          <table:table-cell table:formula="of:=[.N76]*[.L76]" office:value-type="currency" office:currency="EUR" office:value="1.98" calcext:value-type="currency">
            <text:p>1,98 €</text:p>
          </table:table-cell>
          <table:table-cell table:formula="of:=([.N76]*[.K76])-[.D76]" office:value-type="float" office:value="98" calcext:value-type="float">
            <text:p>98</text:p>
          </table:table-cell>
          <table:table-cell table:formula="of:=IF([.P76]*[.M76]=0;&quot; &quot;;[.P76]*[.M76])" office:value-type="currency" office:currency="EUR" office:value="1.9404" calcext:value-type="currency">
            <text:p>1,94 €</text:p>
          </table:table-cell>
        </table:table-row>
        <table:table-row table:style-name="ro1">
          <table:table-cell table:formula="of:=['Inventor-export'.B32]" office:value-type="string" office:string-value="DIN 603 - M6 x 30" calcext:value-type="string">
            <text:p>DIN 603 - M6 x 30</text:p>
          </table:table-cell>
          <table:table-cell table:formula="of:=['Inventor-export'.D32]" office:value-type="string" office:string-value="Purchased" calcext:value-type="string">
            <text:p>Purchased</text:p>
          </table:table-cell>
          <table:table-cell table:formula="of:=['Inventor-export'.E32]" office:value-type="float" office:value="1" calcext:value-type="float">
            <text:p>1</text:p>
          </table:table-cell>
          <table:table-cell table:formula="of:=['Inventor-export'.F32]" office:value-type="float" office:value="2" calcext:value-type="float">
            <text:p>2</text:p>
          </table:table-cell>
          <table:table-cell table:formula="of:=['Inventor-export'.G32]" office:value-type="float" office:value="0" calcext:value-type="float">
            <text:p>0</text:p>
          </table:table-cell>
          <table:table-cell table:formula="of:=['Inventor-export'.H32]" office:value-type="string" office:string-value="Cup Head Square Neck Bolt" calcext:value-type="string">
            <text:p>Cup Head Square Neck Bolt</text:p>
          </table:table-cell>
          <table:table-cell/>
          <table:table-cell office:value-type="string" calcext:value-type="string">
            <text:p>2296-496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296</text:p>
          </table:table-cell>
          <table:table-cell office:value-type="float" office:value="50" calcext:value-type="float">
            <text:p>50</text:p>
          </table:table-cell>
          <table:table-cell table:style-name="ce3" office:value-type="currency" office:currency="EUR" office:value="8.12" calcext:value-type="currency">
            <text:p>8,12 €</text:p>
          </table:table-cell>
          <table:table-cell table:formula="of:=[.L77]/[.K77]" office:value-type="currency" office:currency="EUR" office:value="0.1624" calcext:value-type="currency">
            <text:p>0,1624 €</text:p>
          </table:table-cell>
          <table:table-cell table:formula="of:=IF(INT([.D77]/[.K77])=0;1;INT([.D77]/[.K77]))" office:value-type="float" office:value="1" calcext:value-type="float">
            <text:p>1</text:p>
          </table:table-cell>
          <table:table-cell table:formula="of:=[.N77]*[.L77]" office:value-type="currency" office:currency="EUR" office:value="8.12" calcext:value-type="currency">
            <text:p>8,12 €</text:p>
          </table:table-cell>
          <table:table-cell table:formula="of:=([.N77]*[.K77])-[.D77]" office:value-type="float" office:value="48" calcext:value-type="float">
            <text:p>48</text:p>
          </table:table-cell>
          <table:table-cell table:formula="of:=IF([.P77]*[.M77]=0;&quot; &quot;;[.P77]*[.M77])" office:value-type="currency" office:currency="EUR" office:value="7.7952" calcext:value-type="currency">
            <text:p>7,80 €</text:p>
          </table:table-cell>
        </table:table-row>
        <table:table-row table:style-name="ro1">
          <table:table-cell table:formula="of:=['Inventor-export'.B44]" office:value-type="string" office:string-value="ISO 4032 - M8" calcext:value-type="string">
            <text:p>ISO 4032 - M8</text:p>
          </table:table-cell>
          <table:table-cell table:formula="of:=['Inventor-export'.D44]" office:value-type="string" office:string-value="Purchased" calcext:value-type="string">
            <text:p>Purchased</text:p>
          </table:table-cell>
          <table:table-cell table:formula="of:=['Inventor-export'.E44]" office:value-type="float" office:value="1" calcext:value-type="float">
            <text:p>1</text:p>
          </table:table-cell>
          <table:table-cell table:formula="of:=['Inventor-export'.F44]" office:value-type="float" office:value="4" calcext:value-type="float">
            <text:p>4</text:p>
          </table:table-cell>
          <table:table-cell table:formula="of:=['Inventor-export'.G44]" office:value-type="float" office:value="0" calcext:value-type="float">
            <text:p>0</text:p>
          </table:table-cell>
          <table:table-cell table:formula="of:=['Inventor-export'.H44]" office:value-type="string" office:string-value="Hex Nut" calcext:value-type="string">
            <text:p>Hex Nut</text:p>
          </table:table-cell>
          <table:table-cell/>
          <table:table-cell office:value-type="string" calcext:value-type="string">
            <text:p>2888-018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888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2.56" calcext:value-type="currency">
            <text:p>2,56 €</text:p>
          </table:table-cell>
          <table:table-cell table:formula="of:=[.L78]/[.K78]" office:value-type="currency" office:currency="EUR" office:value="0.0256" calcext:value-type="currency">
            <text:p>0,0256 €</text:p>
          </table:table-cell>
          <table:table-cell table:formula="of:=IF(INT([.D78]/[.K78])=0;1;INT([.D78]/[.K78]))" office:value-type="float" office:value="1" calcext:value-type="float">
            <text:p>1</text:p>
          </table:table-cell>
          <table:table-cell table:formula="of:=[.N78]*[.L78]" office:value-type="currency" office:currency="EUR" office:value="2.56" calcext:value-type="currency">
            <text:p>2,56 €</text:p>
          </table:table-cell>
          <table:table-cell table:formula="of:=([.N78]*[.K78])-[.D78]" office:value-type="float" office:value="96" calcext:value-type="float">
            <text:p>96</text:p>
          </table:table-cell>
          <table:table-cell table:formula="of:=IF([.P78]*[.M78]=0;&quot; &quot;;[.P78]*[.M78])" office:value-type="currency" office:currency="EUR" office:value="2.4576" calcext:value-type="currency">
            <text:p>2,46 €</text:p>
          </table:table-cell>
        </table:table-row>
        <table:table-row table:style-name="ro1">
          <table:table-cell table:formula="of:=['Inventor-export'.B45]" office:value-type="string" office:string-value="DIN 125-1 - B 8,4" calcext:value-type="string">
            <text:p>DIN 125-1 - B 8,4</text:p>
          </table:table-cell>
          <table:table-cell table:formula="of:=['Inventor-export'.D45]" office:value-type="string" office:string-value="Purchased" calcext:value-type="string">
            <text:p>Purchased</text:p>
          </table:table-cell>
          <table:table-cell table:formula="of:=['Inventor-export'.E45]" office:value-type="float" office:value="1" calcext:value-type="float">
            <text:p>1</text:p>
          </table:table-cell>
          <table:table-cell table:formula="of:=['Inventor-export'.F45]" office:value-type="float" office:value="6" calcext:value-type="float">
            <text:p>6</text:p>
          </table:table-cell>
          <table:table-cell table:formula="of:=['Inventor-export'.G45]" office:value-type="float" office:value="0" calcext:value-type="float">
            <text:p>0</text:p>
          </table:table-cell>
          <table:table-cell table:formula="of:=['Inventor-export'.H45]" office:value-type="string" office:string-value="Washer" calcext:value-type="string">
            <text:p>Washer</text:p>
          </table:table-cell>
          <table:table-cell/>
          <table:table-cell office:value-type="string" calcext:value-type="string">
            <text:p>1490-216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490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EUR" office:value="2.74" calcext:value-type="currency">
            <text:p>2,74 €</text:p>
          </table:table-cell>
          <table:table-cell table:formula="of:=[.L79]/[.K79]" office:value-type="currency" office:currency="EUR" office:value="0.0274" calcext:value-type="currency">
            <text:p>0,0274 €</text:p>
          </table:table-cell>
          <table:table-cell table:formula="of:=IF(INT([.D79]/[.K79])=0;1;INT([.D79]/[.K79]))" office:value-type="float" office:value="1" calcext:value-type="float">
            <text:p>1</text:p>
          </table:table-cell>
          <table:table-cell table:formula="of:=[.N79]*[.L79]" office:value-type="currency" office:currency="EUR" office:value="2.74" calcext:value-type="currency">
            <text:p>2,74 €</text:p>
          </table:table-cell>
          <table:table-cell table:formula="of:=([.N79]*[.K79])-[.D79]" office:value-type="float" office:value="94" calcext:value-type="float">
            <text:p>94</text:p>
          </table:table-cell>
          <table:table-cell table:formula="of:=IF([.P79]*[.M79]=0;&quot; &quot;;[.P79]*[.M79])" office:value-type="currency" office:currency="EUR" office:value="2.5756" calcext:value-type="currency">
            <text:p>2,58 €</text:p>
          </table:table-cell>
        </table:table-row>
        <table:table-row table:style-name="ro1">
          <table:table-cell table:formula="of:=['Inventor-export'.B46]" office:value-type="string" office:string-value="DIN 315 - M8" calcext:value-type="string">
            <text:p>DIN 315 - M8</text:p>
          </table:table-cell>
          <table:table-cell table:formula="of:=['Inventor-export'.D46]" office:value-type="string" office:string-value="Purchased" calcext:value-type="string">
            <text:p>Purchased</text:p>
          </table:table-cell>
          <table:table-cell table:formula="of:=['Inventor-export'.E46]" office:value-type="float" office:value="1" calcext:value-type="float">
            <text:p>1</text:p>
          </table:table-cell>
          <table:table-cell table:formula="of:=['Inventor-export'.F46]" office:value-type="float" office:value="2" calcext:value-type="float">
            <text:p>2</text:p>
          </table:table-cell>
          <table:table-cell table:formula="of:=['Inventor-export'.G46]" office:value-type="float" office:value="0" calcext:value-type="float">
            <text:p>0</text:p>
          </table:table-cell>
          <table:table-cell table:formula="of:=['Inventor-export'.H46]" office:value-type="string" office:string-value="Wing Nut" calcext:value-type="string">
            <text:p>Wing Nut</text:p>
          </table:table-cell>
          <table:table-cell/>
          <table:table-cell office:value-type="string" calcext:value-type="string">
            <text:p>2018-172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018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5.8" calcext:value-type="currency">
            <text:p>5,80 €</text:p>
          </table:table-cell>
          <table:table-cell table:formula="of:=[.L80]/[.K80]" office:value-type="currency" office:currency="EUR" office:value="0.58" calcext:value-type="currency">
            <text:p>0,5800 €</text:p>
          </table:table-cell>
          <table:table-cell table:formula="of:=IF(INT([.D80]/[.K80])=0;1;INT([.D80]/[.K80]))" office:value-type="float" office:value="1" calcext:value-type="float">
            <text:p>1</text:p>
          </table:table-cell>
          <table:table-cell table:formula="of:=[.N80]*[.L80]" office:value-type="currency" office:currency="EUR" office:value="5.8" calcext:value-type="currency">
            <text:p>5,80 €</text:p>
          </table:table-cell>
          <table:table-cell table:formula="of:=([.N80]*[.K80])-[.D80]" office:value-type="float" office:value="8" calcext:value-type="float">
            <text:p>8</text:p>
          </table:table-cell>
          <table:table-cell table:formula="of:=IF([.P80]*[.M80]=0;&quot; &quot;;[.P80]*[.M80])" office:value-type="currency" office:currency="EUR" office:value="4.64" calcext:value-type="currency">
            <text:p>4,64 €</text:p>
          </table:table-cell>
        </table:table-row>
        <table:table-row table:style-name="ro1">
          <table:table-cell table:formula="of:=['Inventor-export'.B47]" office:value-type="string" office:string-value="DIN 976-1 - M8 x 1000 - A" calcext:value-type="string">
            <text:p>DIN 976-1 - M8 x 1000 - A</text:p>
          </table:table-cell>
          <table:table-cell table:formula="of:=['Inventor-export'.D47]" office:value-type="string" office:string-value="Purchased" calcext:value-type="string">
            <text:p>Purchased</text:p>
          </table:table-cell>
          <table:table-cell table:formula="of:=['Inventor-export'.E47]" office:value-type="float" office:value="1" calcext:value-type="float">
            <text:p>1</text:p>
          </table:table-cell>
          <table:table-cell table:formula="of:=['Inventor-export'.F47]" office:value-type="float" office:value="2" calcext:value-type="float">
            <text:p>2</text:p>
          </table:table-cell>
          <table:table-cell table:formula="of:=['Inventor-export'.G47]" office:value-type="float" office:value="0" calcext:value-type="float">
            <text:p>0</text:p>
          </table:table-cell>
          <table:table-cell table:formula="of:=['Inventor-export'.H47]" office:value-type="string" office:string-value="Stud bolts - Part 1: Metric thread" calcext:value-type="string">
            <text:p>Stud bolts - Part 1: Metric thread</text:p>
          </table:table-cell>
          <table:table-cell/>
          <table:table-cell office:value-type="string" calcext:value-type="string">
            <text:p>2190-630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2190&amp;Diameter=8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.8" calcext:value-type="currency">
            <text:p>1,80 €</text:p>
          </table:table-cell>
          <table:table-cell table:formula="of:=[.L81]/[.K81]" office:value-type="currency" office:currency="EUR" office:value="1.8" calcext:value-type="currency">
            <text:p>1,8000 €</text:p>
          </table:table-cell>
          <table:table-cell table:formula="of:=IF(INT([.D81]/[.K81])=0;1;INT([.D81]/[.K81]))" office:value-type="float" office:value="2" calcext:value-type="float">
            <text:p>2</text:p>
          </table:table-cell>
          <table:table-cell table:formula="of:=[.N81]*[.L81]" office:value-type="currency" office:currency="EUR" office:value="3.6" calcext:value-type="currency">
            <text:p>3,60 €</text:p>
          </table:table-cell>
          <table:table-cell table:formula="of:=([.N81]*[.K81])-[.D81]" office:value-type="float" office:value="0" calcext:value-type="float">
            <text:p>0</text:p>
          </table:table-cell>
          <table:table-cell table:formula="of:=IF([.P81]*[.M81]=0;&quot; &quot;;[.P81]*[.M81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58]" office:value-type="string" office:string-value="DIN 7985 (Z) - M3x16-Z" calcext:value-type="string">
            <text:p>DIN 7985 (Z) - M3x16-Z</text:p>
          </table:table-cell>
          <table:table-cell table:formula="of:=['Inventor-export'.D58]" office:value-type="string" office:string-value="Purchased" calcext:value-type="string">
            <text:p>Purchased</text:p>
          </table:table-cell>
          <table:table-cell table:formula="of:=['Inventor-export'.E58]" office:value-type="float" office:value="1" calcext:value-type="float">
            <text:p>1</text:p>
          </table:table-cell>
          <table:table-cell table:formula="of:=['Inventor-export'.F58]" office:value-type="float" office:value="4" calcext:value-type="float">
            <text:p>4</text:p>
          </table:table-cell>
          <table:table-cell table:formula="of:=['Inventor-export'.G58]" office:value-type="float" office:value="0" calcext:value-type="float">
            <text:p>0</text:p>
          </table:table-cell>
          <table:table-cell table:formula="of:=['Inventor-export'.H58]" office:value-type="string" office:string-value="Cross recessed raised cheese head screws - Type Z" calcext:value-type="string">
            <text:p>Cross recessed raised cheese head screws - Type Z</text:p>
          </table:table-cell>
          <table:table-cell/>
          <table:table-cell office:value-type="string" calcext:value-type="string">
            <text:p>4460-104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4460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EUR" office:value="15.47" calcext:value-type="currency">
            <text:p>15,47 €</text:p>
          </table:table-cell>
          <table:table-cell table:formula="of:=[.L82]/[.K82]" office:value-type="currency" office:currency="EUR" office:value="0.007735" calcext:value-type="currency">
            <text:p>0,0077 €</text:p>
          </table:table-cell>
          <table:table-cell table:formula="of:=IF(INT([.D82]/[.K82])=0;1;INT([.D82]/[.K82]))" office:value-type="float" office:value="1" calcext:value-type="float">
            <text:p>1</text:p>
          </table:table-cell>
          <table:table-cell table:formula="of:=[.N82]*[.L82]" office:value-type="currency" office:currency="EUR" office:value="15.47" calcext:value-type="currency">
            <text:p>15,47 €</text:p>
          </table:table-cell>
          <table:table-cell table:formula="of:=([.N82]*[.K82])-[.D82]" office:value-type="float" office:value="1996" calcext:value-type="float">
            <text:p>1996</text:p>
          </table:table-cell>
          <table:table-cell table:formula="of:=IF([.P82]*[.M82]=0;&quot; &quot;;[.P82]*[.M82])" office:value-type="currency" office:currency="EUR" office:value="15.43906" calcext:value-type="currency">
            <text:p>15,44 €</text:p>
          </table:table-cell>
        </table:table-row>
        <table:table-row table:style-name="ro1">
          <table:table-cell table:formula="of:=['Inventor-export'.B59]" office:value-type="string" office:string-value="Screws for wood 4x12" calcext:value-type="string">
            <text:p>Screws for wood 4x12</text:p>
          </table:table-cell>
          <table:table-cell table:formula="of:=['Inventor-export'.D59]" office:value-type="string" office:string-value="Normal" calcext:value-type="string">
            <text:p>Normal</text:p>
          </table:table-cell>
          <table:table-cell table:formula="of:=['Inventor-export'.E59]" office:value-type="float" office:value="1" calcext:value-type="float">
            <text:p>1</text:p>
          </table:table-cell>
          <table:table-cell table:formula="of:=['Inventor-export'.F59]" office:value-type="float" office:value="2" calcext:value-type="float">
            <text:p>2</text:p>
          </table:table-cell>
          <table:table-cell table:formula="of:=['Inventor-export'.G59]" office:value-type="float" office:value="0" calcext:value-type="float">
            <text:p>0</text:p>
          </table:table-cell>
          <table:table-cell table:formula="of:=['Inventor-export'.H59]" office:value-type="float" office:value="0" calcext:value-type="float">
            <text:p>0</text:p>
          </table:table-cell>
          <table:table-cell/>
          <table:table-cell office:value-type="string" calcext:value-type="string">
            <text:p>1390-198</text:p>
          </table:table-cell>
          <table:table-cell office:value-type="string" calcext:value-type="string">
            <text:p>Wegertseder</text:p>
          </table:table-cell>
          <table:table-cell office:value-type="string" calcext:value-type="string">
            <text:p>https://www.wegertseder.com/ArticleDetails.aspx?AKNUM=1390&amp;Diameter=4</text:p>
          </table:table-cell>
          <table:table-cell office:value-type="float" office:value="200" calcext:value-type="float">
            <text:p>200</text:p>
          </table:table-cell>
          <table:table-cell office:value-type="float" office:value="2.95" calcext:value-type="float">
            <text:p>2,95</text:p>
          </table:table-cell>
          <table:table-cell table:formula="of:=[.L83]/[.K83]" office:value-type="currency" office:currency="EUR" office:value="0.01475" calcext:value-type="currency">
            <text:p>0,0148 €</text:p>
          </table:table-cell>
          <table:table-cell table:formula="of:=IF(INT([.D83]/[.K83])=0;1;INT([.D83]/[.K83]))" office:value-type="float" office:value="1" calcext:value-type="float">
            <text:p>1</text:p>
          </table:table-cell>
          <table:table-cell table:formula="of:=[.N83]*[.L83]" office:value-type="currency" office:currency="EUR" office:value="2.95" calcext:value-type="currency">
            <text:p>2,95 €</text:p>
          </table:table-cell>
          <table:table-cell table:formula="of:=([.N83]*[.K83])-[.D83]" office:value-type="float" office:value="198" calcext:value-type="float">
            <text:p>198</text:p>
          </table:table-cell>
          <table:table-cell table:formula="of:=IF([.P83]*[.M83]=0;&quot; &quot;;[.P83]*[.M83])" office:value-type="currency" office:currency="EUR" office:value="2.9205" calcext:value-type="currency">
            <text:p>2,92 €</text:p>
          </table:table-cell>
        </table:table-row>
        <table:table-row table:style-name="ro1">
          <table:table-cell table:formula="of:=['Inventor-export'.B6]" office:value-type="string" office:string-value="16T2.5-24-2" calcext:value-type="string">
            <text:p>16T2.5-24-2</text:p>
          </table:table-cell>
          <table:table-cell table:formula="of:=['Inventor-export'.D6]" office:value-type="string" office:string-value="Normal" calcext:value-type="string">
            <text:p>Normal</text:p>
          </table:table-cell>
          <table:table-cell table:formula="of:=['Inventor-export'.E6]" office:value-type="float" office:value="1" calcext:value-type="float">
            <text:p>1</text:p>
          </table:table-cell>
          <table:table-cell table:formula="of:=['Inventor-export'.F6]" office:value-type="float" office:value="2" calcext:value-type="float">
            <text:p>2</text:p>
          </table:table-cell>
          <table:table-cell table:formula="of:=['Inventor-export'.G6]" office:value-type="float" office:value="0" calcext:value-type="float">
            <text:p>0</text:p>
          </table:table-cell>
          <table:table-cell table:formula="of:=['Inventor-export'.H6]" office:value-type="float" office:value="0" calcext:value-type="float">
            <text:p>0</text:p>
          </table:table-cell>
          <table:table-cell/>
          <table:table-cell office:value-type="float" office:value="410900" calcext:value-type="float">
            <text:p>410900</text:p>
          </table:table-cell>
          <table:table-cell office:value-type="string" calcext:value-type="string">
            <text:p>Zahnriemen24</text:p>
          </table:table-cell>
          <table:table-cell office:value-type="string" calcext:value-type="string">
            <text:p>https://www.zahnriemen24.de/raeder-und-scheiben/zahnscheiben-t-und-at-profil/t2-5-zahnriemenscheibe/#/zahnscheibe-16-t2,5_24-2/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7.59" calcext:value-type="currency">
            <text:p>7,59 €</text:p>
          </table:table-cell>
          <table:table-cell table:formula="of:=[.L84]/[.K84]" office:value-type="currency" office:currency="EUR" office:value="7.59" calcext:value-type="currency">
            <text:p>7,5900 €</text:p>
          </table:table-cell>
          <table:table-cell table:formula="of:=IF(INT([.D84]/[.K84])=0;1;INT([.D84]/[.K84]))" office:value-type="float" office:value="2" calcext:value-type="float">
            <text:p>2</text:p>
          </table:table-cell>
          <table:table-cell table:formula="of:=[.N84]*[.L84]" office:value-type="currency" office:currency="EUR" office:value="15.18" calcext:value-type="currency">
            <text:p>15,18 €</text:p>
          </table:table-cell>
          <table:table-cell table:formula="of:=([.N84]*[.K84])-[.D84]" office:value-type="float" office:value="0" calcext:value-type="float">
            <text:p>0</text:p>
          </table:table-cell>
          <table:table-cell table:formula="of:=IF([.P84]*[.M84]=0;&quot; &quot;;[.P84]*[.M84])" office:value-type="string" office:string-value=" " calcext:value-type="string">
            <text:p><text:s/></text:p>
          </table:table-cell>
        </table:table-row>
        <table:table-row table:style-name="ro1">
          <table:table-cell table:formula="of:=['Inventor-export'.B16]" office:value-type="string" office:string-value="Synchronous Belt" calcext:value-type="string">
            <text:p>Synchronous Belt</text:p>
          </table:table-cell>
          <table:table-cell table:formula="of:=['Inventor-export'.D16]" office:value-type="string" office:string-value="Normal" calcext:value-type="string">
            <text:p>Normal</text:p>
          </table:table-cell>
          <table:table-cell table:formula="of:=['Inventor-export'.E16]" office:value-type="float" office:value="1" calcext:value-type="float">
            <text:p>1</text:p>
          </table:table-cell>
          <table:table-cell table:formula="of:=['Inventor-export'.F16]" office:value-type="float" office:value="1" calcext:value-type="float">
            <text:p>1</text:p>
          </table:table-cell>
          <table:table-cell table:formula="of:=['Inventor-export'.G16]" office:value-type="float" office:value="0" calcext:value-type="float">
            <text:p>0</text:p>
          </table:table-cell>
          <table:table-cell office:value-type="string" calcext:value-type="string">
            <text:p>Zahnriemen 6-T2,5-950</text:p>
          </table:table-cell>
          <table:table-cell/>
          <table:table-cell office:value-type="float" office:value="320728" calcext:value-type="float">
            <text:p>320728</text:p>
          </table:table-cell>
          <table:table-cell office:value-type="string" calcext:value-type="string">
            <text:p>Zahnriemen24</text:p>
          </table:table-cell>
          <table:table-cell office:value-type="string" calcext:value-type="string">
            <text:p>https://www.zahnriemen24.de/zahnriemen/pu-t-profil/t25/#/zahnriemen-6-t2,5-950/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5.65" calcext:value-type="currency">
            <text:p>15,65 €</text:p>
          </table:table-cell>
          <table:table-cell table:formula="of:=[.L85]/[.K85]" office:value-type="currency" office:currency="EUR" office:value="15.65" calcext:value-type="currency">
            <text:p>15,6500 €</text:p>
          </table:table-cell>
          <table:table-cell table:formula="of:=IF(INT([.D85]/[.K85])=0;1;INT([.D85]/[.K85]))" office:value-type="float" office:value="1" calcext:value-type="float">
            <text:p>1</text:p>
          </table:table-cell>
          <table:table-cell table:formula="of:=[.N85]*[.L85]" office:value-type="currency" office:currency="EUR" office:value="15.65" calcext:value-type="currency">
            <text:p>15,65 €</text:p>
          </table:table-cell>
          <table:table-cell table:formula="of:=([.N85]*[.K85])-[.D85]" office:value-type="float" office:value="0" calcext:value-type="float">
            <text:p>0</text:p>
          </table:table-cell>
          <table:table-cell table:formula="of:=IF([.P85]*[.M85]=0;&quot; &quot;;[.P85]*[.M85])" office:value-type="string" office:string-value=" " calcext:value-type="string">
            <text:p><text:s/></text:p>
          </table:table-cell>
        </table:table-row>
        <table:table-row table:style-name="ro1" table:number-rows-repeated="2">
          <table:table-cell table:number-columns-repeated="16"/>
          <table:table-cell table:style-name="Default"/>
        </table:table-row>
        <table:table-row table:style-name="ro1">
          <table:table-cell table:number-columns-repeated="16"/>
          <table:table-cell table:style-name="Default"/>
        </table:table-row>
      </table:table>
      <table:table table:name="Inventor-expor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BOM Structure</text:p>
          </table:table-cell>
          <table:table-cell office:value-type="string" calcext:value-type="string">
            <text:p>Unit QT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ock Number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1</text:p>
          </table:table-cell>
          <table:table-cell office:value-type="string" calcext:value-type="string">
            <text:p>STRUCTURE-BACK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675x630mm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2</text:p>
          </table:table-cell>
          <table:table-cell office:value-type="string" calcext:value-type="string">
            <text:p>M1173041- NEMA 17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3</text:p>
          </table:table-cell>
          <table:table-cell office:value-type="string" calcext:value-type="string">
            <text:p>stepper_bracket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4</text:p>
          </table:table-cell>
          <table:table-cell office:value-type="string" calcext:value-type="string">
            <text:p>DIN 7985 (Z) - M3x10-Z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 recessed raised cheese head screws - Type Z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5</text:p>
          </table:table-cell>
          <table:table-cell office:value-type="string" calcext:value-type="string">
            <text:p>16T2.5-24-2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06</text:p>
          </table:table-cell>
          <table:table-cell office:value-type="string" calcext:value-type="string">
            <text:p>idlershaft-mount-3dp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Q-3DP, FDM, 0,3mm Layerheigh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7</text:p>
          </table:table-cell>
          <table:table-cell office:value-type="string" calcext:value-type="string">
            <text:p>DIN 625 T1 - 608 - 8 x 22 x 7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ep Groove Ball Bearin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8</text:p>
          </table:table-cell>
          <table:table-cell office:value-type="string" calcext:value-type="string">
            <text:p>DIN 705 - B8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djusting Ring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9</text:p>
          </table:table-cell>
          <table:table-cell office:value-type="string" calcext:value-type="string">
            <text:p>ISO 1035/1 - 8 - 78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table:number-columns-repeated="2" office:value-type="string" calcext:value-type="string">
            <text:p>78,000 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t-rolled steel bars - Part 1: round bars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ley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Q-3DP, FDM, 0,2mm Layerheight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N 7991 - M5x50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agon socket countersunk head cap screw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 125-1 - B 5,3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sher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O 4032 - M5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 Nut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crews for wood 4x16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ynchronous Belt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Q-3DP, FDM, 0,3mm Layerheight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N 580 - M8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fting Eyebolt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ws for wood 4x40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O 4017 - M4 x 25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agon head screws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N 125-1 - B 4,3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asher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O 4032 - M4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 Nut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UCTURE-BASE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690x430mm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VING-BACK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300x200mm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-BEARING-HOLDER-3DP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Q-3DP, FDM, 0,3mm Layerheight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M8UU 8mm Linear Bearing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rews for wood 4x20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T-DISTANCE-PIEC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2mm Plywood 100x50mm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N 603 - M6 x 25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p Head Square Neck Bolt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T-LOCK-3DP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Q-3DP, FDM, 0,2mm Layerheight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N 125-1 - B 6,4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asher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O 4032 - M6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 Nut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N 603 - M6 x 30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p Head Square Neck Bolt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O 1035/1 - 8 - 645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645,000 mm</text:p>
          </table:table-cell>
          <table:table-cell office:value-type="string" calcext:value-type="string">
            <text:p>1290,000 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t-rolled steel bars - Part 1: round bars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FT-SIDEWALL</text:p>
          </table:table-cell>
          <table:table-cell office:value-type="string" calcext:value-type="string">
            <text:p>*Varies*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mm Plywood 415x630mm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P-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540x67mm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RONT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540x100mm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IGHT-OUTER-SID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, 430x258mm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ONT-LOWER-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150x135mm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I-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4mm Acryl 165x316mm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RIZONTAL-TOP-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150x135mm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OKHOLDER-BAS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5mm Plywood 410x300mm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RTICAL-PART-BOOKHOLDER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5mm Plywood 155x148mm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OKHOLDER-PLATE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mm Plywood 215x300mm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SO 4032 - M8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x Nut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N 125-1 - B 8,4</text:p>
          </table:table-cell>
          <table:table-cell office:value-type="string" calcext:value-type="string">
            <text:p>*Varies*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asher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N 315 - M8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ng Nut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N 976-1 - M8 x 1000 - A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 bolts - Part 1: Metric thread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tiglare-glas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m AntiglareGlas 314x243mm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las-separator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Q-3DP with SLA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CTIONBOX-FRONT</text:p>
          </table:table-cell>
          <table:table-cell office:value-type="string" calcext:value-type="string">
            <text:p>*Varies*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mm Plywood 357x348mm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DE-SUCTIONBOX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mm Plywood 104x306mm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CTIONBOX-CAMERABOARD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mm Plywood 111x330mm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UCTIONBOX-TOP-GLAS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4mm AntiglareGlas 234x330mm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P-GLAS-HOLDDOWN-3DP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Q-3DP, FDM, 0,3mm Layerheight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UMMYSHAPE-FLUTTERFAN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40X40X10 DC FAN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ROUD-3DP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Q-3DP, FDM, 0,2mm Layerheight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N 7985 (Z) - M3x16-Z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Purchas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 recessed raised cheese head screws - Type Z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crews for wood 4x12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O 1035/1 - 8 - 540</text:p>
          </table:table-cell>
          <table:table-cell office:value-type="string" calcext:value-type="string">
            <text:p>(NonDisplayable)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540,000 mm</text:p>
          </table:table-cell>
          <table:table-cell office:value-type="string" calcext:value-type="string">
            <text:p>1080,000 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t-rolled steel bars - Part 1: round bars</text:p>
          </table:table-cell>
          <table:table-cell table:number-columns-repeated="1016"/>
        </table:table-row>
        <table:table-row table:style-name="ro1" table:number-rows-repeated="36">
          <table:table-cell table:number-columns-repeated="1024"/>
        </table:table-row>
        <table:table-row table:style-name="ro3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nual-bom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3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duktbezeichnung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notw. Menge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Preis / VE</text:p>
          </table:table-cell>
          <table:table-cell office:value-type="string" calcext:value-type="string">
            <text:p>Stck / VE</text:p>
          </table:table-cell>
          <table:table-cell office:value-type="string" calcext:value-type="string">
            <text:p>Menge VE</text:p>
          </table:table-cell>
          <table:table-cell office:value-type="string" calcext:value-type="string">
            <text:p>Preis alle VE</text:p>
          </table:table-cell>
          <table:table-cell office:value-type="string" calcext:value-type="string">
            <text:p>Währung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hoplink</text:p>
          </table:table-cell>
          <table:table-cell office:value-type="string" calcext:value-type="string">
            <text:p>3D-Modell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/>
          <table:table-cell office:value-type="string" calcext:value-type="string">
            <text:p>Odroid XU4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ardker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-Karte 8GB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ardkern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MC</text:p>
          </table:table-cell>
          <table:table-cell office:value-type="string" calcext:value-type="string">
            <text:p>Flash-Speicher 32GB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ardkern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droid VU7+</text:p>
          </table:table-cell>
          <table:table-cell office:value-type="string" calcext:value-type="string">
            <text:p>Touchscreen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ardkern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e3CAM_CU130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C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duino Uno Rev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ichelt</text:p>
          </table:table-cell>
          <table:table-cell table:style-name="ce6" office:value-type="string" calcext:value-type="string">
            <text:p>https://www.reichelt.de/Einplatinen-Microcontroller/ARDUINO-MICRO/3/index.html?ACTION=3&amp;LA=2&amp;ARTICLE=130166&amp;GROUPID=6667&amp;artnr=ARDUINO+MICRO&amp;SEARCH=%25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3.0 Hub</text:p>
          </table:table-cell>
          <table:table-cell/>
          <table:table-cell office:value-type="string" calcext:value-type="string">
            <text:p>USB-Hub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USB-Hubs/USB3-4HUB-SW/3/index.html?ACTION=3&amp;LA=446&amp;ARTICLE=133049&amp;GROUPID=6103&amp;artnr=USB3+4HUB-SW&amp;SEARCH=usb%2B3%2Bhu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B-Kabel Arduino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USB-Kabel/DELOCK-83897/3/index.html?ACTION=3&amp;LA=2&amp;ARTICLE=164859&amp;GROUPID=6099&amp;artnr=DELOCK+83897&amp;SEARCH=%252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trik</text:p>
          </table:table-cell>
          <table:table-cell office:value-type="string" calcext:value-type="string">
            <text:p>Netzwerkbuchse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NEUTRIK-etherCON/NEUTRIK-NE-8FDP/3/index.html?ACTION=3&amp;LA=446&amp;ARTICLE=63199&amp;GROUPID=7519&amp;artnr=NEUTRIK+NE-8FDP&amp;SEARCH=ethernet%2Beinbaubuch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werbutton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waterproof-metal-on-off-switch-with-green-led-ring-16mm-green-on-o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olu</text:p>
          </table:table-cell>
          <table:table-cell office:value-type="string" calcext:value-type="string">
            <text:p>Schrittmotortreiber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a4988-stepper-motor-driver-carrier-black-edi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rittmotorkabel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MP183 SPI</text:p>
          </table:table-cell>
          <table:table-cell office:value-type="string" calcext:value-type="string">
            <text:p>Drucksensor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XP-Tech</text:p>
          </table:table-cell>
          <table:table-cell office:value-type="string" calcext:value-type="string">
            <text:p>http://www.exp-tech.de/sparkfun-barometric-pressure-sensor-bmp180-breakout-barometer-druckse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5pol Kabel</text:p>
          </table:table-cell>
          <table:table-cell office:value-type="string" calcext:value-type="string">
            <text:p>Drucksensorkabel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chinentaster</text:p>
          </table:table-cell>
          <table:table-cell/>
          <table:table-cell office:value-type="string" calcext:value-type="string">
            <text:p>Endschalter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https://www.reichelt.de/Schnappschalter-Endschalter/AV-444461-J/3/index.html?ACTION=3&amp;LA=446&amp;ARTICLE=191409&amp;GROUPID=7599&amp;artnr=AV+444461+J&amp;SEARCH=endschal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schalterkabel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nsmart</text:p>
          </table:table-cell>
          <table:table-cell/>
          <table:table-cell office:value-type="string" calcext:value-type="string">
            <text:p>Relaisboard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ampe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.99" calcext:value-type="float">
            <text:p>28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Superhell-Scheinwerfer-Wasserdicht-Baustrahler-6000-6500K/dp/B01MEHFIYQ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euchtungskabel</text:p>
          </table:table-cell>
          <table:table-cell office:value-type="string" calcext:value-type="string">
            <text:p>Kauf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ummifedern</text:p>
          </table:table-cell>
          <table:table-cell office:value-type="string" calcext:value-type="string">
            <text:p>Kauf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augschlauch</text:p>
          </table:table-cell>
          <table:table-cell office:value-type="string" calcext:value-type="string">
            <text:p>Kauf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lasschlauch</text:p>
          </table:table-cell>
          <table:table-cell office:value-type="string" calcext:value-type="string">
            <text:p>Kauf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lasdüse</text:p>
          </table:table-cell>
          <table:table-cell office:value-type="string" calcext:value-type="string">
            <text:p>3D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abelführung</text:p>
          </table:table-cell>
          <table:table-cell office:value-type="string" calcext:value-type="string">
            <text:p>Kaufen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'complete-BOM'.A1:'complete-BOM'.Q85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 style:data-style-name="N2" text:time-value="12:53:44.22571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 </meta:initial-creator>
    <meta:creation-date>2017-02-24T12:16:01.601088691</meta:creation-date>
    <dc:date>2017-07-12T22:07:09.838083763</dc:date>
    <dc:creator>ijon </dc:creator>
    <meta:editing-duration>P16DT13H37M27S</meta:editing-duration>
    <meta:editing-cycles>24</meta:editing-cycles>
    <meta:generator>LibreOffice/5.1.6.2$Linux_X86_64 LibreOffice_project/10m0$Build-2</meta:generator>
    <meta:document-statistic meta:table-count="3" meta:cell-count="1705" meta:object-count="0"/>
  </office:meta>
</office:document-meta>
</file>